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859A4A9A9171883D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35cm" svg:stroke-color="#cccccc" draw:stroke-linejoin="round" svg:stroke-linecap="roun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Dashed_20__28_var_29__20_4" svg:stroke-width="0cm" svg:stroke-color="#cccccc" draw:stroke-linejoin="none" svg:stroke-linecap="round" draw:fill="solid" draw:fill-color="#262626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035cm" svg:stroke-color="#cccccc" draw:stroke-linejoin="round" svg:stroke-linecap="round" draw:fill="none" draw:fill-color="#262626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stroke-dash="Dashed_20__28_var_29__20_4" svg:stroke-width="0cm" svg:stroke-color="#cccccc" draw:stroke-linejoin="none" svg:stroke-linecap="round" draw:fill="solid" draw:fill-color="#808080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_20_4" svg:stroke-width="0.035cm" svg:stroke-color="#cccccc" draw:stroke-linejoin="round" svg:stroke-linecap="round" draw:fill="none" draw:fill-color="#808080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88cm" svg:stroke-color="#4c72b0" draw:stroke-linejoin="round" svg:stroke-linecap="round" draw:fill="none" draw:fill-color="#808080" draw:textarea-horizontal-align="center" draw:textarea-vertical-align="middle" fo:padding-top="0.169cm" fo:padding-bottom="0.169cm" fo:padding-left="0.294cm" fo:padding-right="0.294cm"/>
    </style:style>
    <style:style style:name="gr7" style:family="graphic" style:parent-style-name="standard">
      <style:graphic-properties draw:stroke="solid" draw:stroke-dash="Dashed_20__28_var_29__20_4" svg:stroke-width="0.088cm" svg:stroke-color="#ff0000" draw:stroke-linejoin="round" svg:stroke-linecap="butt" draw:textarea-horizontal-align="center" draw:textarea-vertical-align="middle" fo:padding-top="0.169cm" fo:padding-bottom="0.169cm" fo:padding-left="0.294cm" fo:padding-right="0.294cm"/>
    </style:style>
    <style:style style:name="gr8" style:family="graphic" style:parent-style-name="standard">
      <style:graphic-properties draw:stroke="solid" draw:stroke-dash="Dashed_20__28_var_29__20_4" svg:stroke-width="0.088cm" svg:stroke-color="#000080" draw:stroke-linejoin="round" svg:stroke-linecap="round" draw:fill="none" draw:fill-color="#808080" draw:textarea-horizontal-align="center" draw:textarea-vertical-align="middle" fo:padding-top="0.169cm" fo:padding-bottom="0.169cm" fo:padding-left="0.294cm" fo:padding-right="0.294cm"/>
    </style:style>
    <style:style style:name="gr9" style:family="graphic" style:parent-style-name="standard">
      <style:graphic-properties draw:stroke="solid" draw:stroke-dash="Dashed_20__28_var_29__20_4" svg:stroke-width="0.088cm" svg:stroke-color="#ffa500" draw:stroke-linejoin="round" svg:stroke-linecap="butt" draw:textarea-horizontal-align="center" draw:textarea-vertical-align="middle" fo:padding-top="0.169cm" fo:padding-bottom="0.169cm" fo:padding-left="0.294cm" fo:padding-right="0.294cm"/>
    </style:style>
    <style:style style:name="gr10" style:family="graphic" style:parent-style-name="standard">
      <style:graphic-properties draw:stroke="solid" draw:stroke-dash="Dashed_20__28_var_29__20_4" svg:stroke-width="0.044cm" svg:stroke-color="#cccccc" draw:stroke-linejoin="miter" svg:stroke-linecap="square" draw:fill="none" draw:fill-color="#808080" draw:textarea-horizontal-align="center" draw:textarea-vertical-align="middle" fo:padding-top="0.147cm" fo:padding-bottom="0.147cm" fo:padding-left="0.272cm" fo:padding-right="0.272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stroke-dash="Dashed_20__28_var_29__20_4" svg:stroke-width="0.088cm" svg:stroke-color="#4c72b0" draw:stroke-linejoin="round" svg:stroke-linecap="round" draw:textarea-horizontal-align="center" draw:textarea-vertical-align="middle" fo:padding-top="0.169cm" fo:padding-bottom="0.169cm" fo:padding-left="0.294cm" fo:padding-right="0.294cm"/>
    </style:style>
    <style:style style:name="gr13" style:family="graphic" style:parent-style-name="standard">
      <style:graphic-properties draw:stroke="none" draw:stroke-dash="Dashed_20__28_var_29__20_4" svg:stroke-width="0cm" svg:stroke-color="#4c72b0" draw:stroke-linejoin="none" svg:stroke-linecap="round" draw:fill="solid" draw:fill-color="#262626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svg:stroke-color="#ff0000" draw:stroke-linejoin="none" svg:stroke-linecap="butt" draw:fill="solid" draw:fill-color="#262626" draw:textarea-horizontal-align="center" draw:textarea-vertical-align="middle"/>
    </style:style>
    <style:style style:name="gr15" style:family="graphic" style:parent-style-name="standard">
      <style:graphic-properties draw:stroke="solid" draw:stroke-dash="Dashed_20__28_var_29__20_4" svg:stroke-width="0.088cm" svg:stroke-color="#000080" draw:stroke-linejoin="round" svg:stroke-linecap="round" draw:textarea-horizontal-align="center" draw:textarea-vertical-align="middle" fo:padding-top="0.169cm" fo:padding-bottom="0.169cm" fo:padding-left="0.294cm" fo:padding-right="0.294cm"/>
    </style:style>
    <style:style style:name="gr16" style:family="graphic" style:parent-style-name="standard">
      <style:graphic-properties draw:stroke="none" draw:stroke-dash="Dashed_20__28_var_29__20_4" svg:stroke-width="0cm" svg:stroke-color="#000080" draw:stroke-linejoin="none" svg:stroke-linecap="round" draw:fill="solid" draw:fill-color="#262626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svg:stroke-color="#ffa500" draw:stroke-linejoin="none" svg:stroke-linecap="butt" draw:fill="solid" draw:fill-color="#26262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62626"/>
      <style:paragraph-properties fo:text-align="center"/>
    </style:style>
    <style:style style:name="P3" style:family="paragraph">
      <loext:graphic-properties draw:fill="none" draw:fill-color="#262626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none" draw:fill-color="#808080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1.153cm" svg:y1="6.35cm" svg:x2="11.153cm" svg:y2="1.637cm">
          <text:p/>
        </draw:line>
        <draw:path draw:style-name="gr2" draw:text-style-name="P2" draw:layer="layout" svg:width="0.388cm" svg:height="0.414cm" svg:x="10.668cm" svg:y="0.699cm" svg:viewBox="0 0 389 415" svg:d="M0 415l160-415h59l170 415h-63l-48-125h-174l-46 125zM120 245h141l-43-115c-14-35-24-64-30-86-5 26-13 53-22 79z">
          <text:p/>
        </draw:path>
        <draw:path draw:style-name="gr2" draw:text-style-name="P2" draw:layer="layout" svg:width="0.261cm" svg:height="0.313cm" svg:x="11.079cm" svg:y="0.807cm" svg:viewBox="0 0 262 314" svg:d="M212 197l50 7c-5 34-19 61-42 81s-50 29-83 29c-41 0-75-13-100-40s-37-66-37-116c0-32 5-61 16-85 11-25 27-43 49-55s46-18 72-18c33 0 59 8 80 24 21 17 34 40 40 71l-49 8c-5-21-13-36-25-46s-27-15-44-15c-26 0-47 9-63 27-16 19-24 48-24 88s8 69 23 88c16 18 36 27 61 27 20 0 36-6 50-18 13-12 22-31 26-57z">
          <text:p/>
        </draw:path>
        <draw:path draw:style-name="gr2" draw:text-style-name="P2" draw:layer="layout" svg:width="0.261cm" svg:height="0.313cm" svg:x="11.369cm" svg:y="0.807cm" svg:viewBox="0 0 262 314" svg:d="M212 197l50 7c-5 34-19 61-42 81-22 20-50 29-83 29-41 0-74-13-99-40s-38-66-38-116c0-32 5-61 16-85 11-25 27-43 49-55s46-18 72-18c33 0 60 8 81 24 20 17 34 40 40 71l-50 8c-5-21-13-36-25-46s-27-15-44-15c-25 0-46 9-62 27-16 19-24 48-24 88s7 69 23 88c15 18 36 27 60 27 20 0 37-6 51-18 13-12 22-31 25-57z">
          <text:p/>
        </draw:path>
        <draw:line draw:style-name="gr1" draw:text-style-name="P1" draw:layer="layout" svg:x1="11.153cm" svg:y1="6.35cm" svg:x2="14.485cm" svg:y2="3.018cm">
          <text:p/>
        </draw:line>
        <draw:path draw:style-name="gr2" draw:text-style-name="P2" draw:layer="layout" svg:width="0.365cm" svg:height="0.415cm" svg:x="14.265cm" svg:y="2.276cm" svg:viewBox="0 0 366 416" svg:d="M0 416v-416h184c37 0 65 4 84 12 20 7 35 20 47 39 11 19 17 40 17 63 0 29-10 54-29 74s-48 33-88 39c14 7 25 14 33 21 16 14 31 33 46 55l72 113h-69l-55-87c-16-25-30-44-40-57s-20-22-28-28c-8-5-16-9-25-11-6-1-16-2-31-2h-63v185zM55 184h118c25 0 45-3 59-8s25-14 32-25 11-24 11-37c0-20-7-36-21-49-15-12-37-19-68-19h-131z">
          <text:p/>
        </draw:path>
        <draw:polygon draw:style-name="gr2" draw:text-style-name="P2" draw:layer="layout" svg:width="0.338cm" svg:height="0.036cm" svg:x="14.629cm" svg:y="2.77cm" svg:viewBox="0 0 339 37" draw:points="0,37 0,0 339,0 339,37">
          <text:p/>
        </draw:polygon>
        <draw:path draw:style-name="gr2" draw:text-style-name="P2" draw:layer="layout" svg:width="0.05cm" svg:height="0.415cm" svg:x="15cm" svg:y="2.276cm" svg:viewBox="0 0 51 416" svg:d="M0 59v-59h51v59zM0 416v-301h51v301z">
          <text:p/>
        </draw:path>
        <draw:path draw:style-name="gr2" draw:text-style-name="P2" draw:layer="layout" svg:width="0.244cm" svg:height="0.307cm" svg:x="15.128cm" svg:y="2.384cm" svg:viewBox="0 0 245 308" svg:d="M0 308v-301h46v43c22-33 54-50 96-50 18 0 35 3 50 10s26 14 34 25c7 10 13 24 16 38 2 10 3 26 3 50v185h-51v-183c0-21-2-37-6-47s-11-18-21-24c-10-7-22-10-36-10-21 0-40 7-56 21s-24 40-24 78v165z">
          <text:p/>
        </draw:path>
        <draw:path draw:style-name="gr2" draw:text-style-name="P2" draw:layer="layout" svg:width="0.261cm" svg:height="0.314cm" svg:x="15.436cm" svg:y="2.384cm" svg:viewBox="0 0 262 315" svg:d="M212 198l50 6c-6 35-20 62-42 81-23 20-51 30-83 30-42 0-75-14-100-41s-37-65-37-116c0-32 5-60 16-85 11-24 27-43 49-55s46-18 72-18c33 0 59 8 80 25 21 16 34 40 40 70l-49 8c-5-20-14-35-26-46-12-10-26-15-43-15-26 0-47 9-63 28-16 18-24 47-24 87s8 70 23 88c16 19 36 28 61 28 20 0 36-7 50-19 13-13 22-31 26-56z">
          <text:p/>
        </draw:path>
        <draw:line draw:style-name="gr1" draw:text-style-name="P1" draw:layer="layout" svg:x1="11.153cm" svg:y1="6.35cm" svg:x2="15.866cm" svg:y2="6.35cm">
          <text:p/>
        </draw:line>
        <draw:path draw:style-name="gr2" draw:text-style-name="P2" draw:layer="layout" svg:width="0.366cm" svg:height="0.414cm" svg:x="16.013cm" svg:y="6.085cm" svg:viewBox="0 0 367 415" svg:d="M0 415v-415h184c38 0 66 3 85 11 19 7 35 20 46 39 12 19 18 40 18 63 0 29-10 54-29 74-19 21-49 34-89 39 15 7 26 14 34 21 16 14 31 33 45 55l73 113h-70l-55-86c-16-25-29-44-39-58-11-13-20-22-28-27-8-6-17-9-25-12-7-1-17-1-31-1h-64v184zM55 183h118c26 0 45-3 59-8 15-5 25-14 33-25 7-12 11-24 11-37 0-20-7-36-22-49-14-12-36-19-67-19h-132z">
          <text:p/>
        </draw:path>
        <draw:polygon draw:style-name="gr2" draw:text-style-name="P2" draw:layer="layout" svg:width="0.337cm" svg:height="0.035cm" svg:x="16.378cm" svg:y="6.578cm" svg:viewBox="0 0 338 36" draw:points="0,36 0,0 338,0 338,36">
          <text:p/>
        </draw:polygon>
        <draw:path draw:style-name="gr2" draw:text-style-name="P2" draw:layer="layout" svg:width="0.262cm" svg:height="0.314cm" svg:x="16.732cm" svg:y="6.192cm" svg:viewBox="0 0 263 315" svg:d="M213 198l50 6c-6 35-20 62-42 82-23 19-51 29-84 29-41 0-74-14-99-40-25-27-38-66-38-116 0-33 6-61 17-86 10-24 27-42 49-54 22-13 46-19 72-19 32 0 59 8 80 25s34 40 40 70l-50 8c-4-20-13-35-25-45-12-11-26-16-43-16-26 0-47 9-63 28-16 18-24 47-24 87 0 41 8 70 23 88 16 19 36 28 61 28 20 0 37-7 50-19 13-13 22-31 26-56z">
          <text:p/>
        </draw:path>
        <draw:path draw:style-name="gr2" draw:text-style-name="P2" draw:layer="layout" svg:width="0.281cm" svg:height="0.314cm" svg:x="17.019cm" svg:y="6.192cm" svg:viewBox="0 0 282 315" svg:d="M0 158c0-56 16-97 47-124 26-23 57-34 95-34 41 0 75 14 101 41s39 64 39 112c0 39-5 70-17 92s-29 39-51 51c-22 13-46 19-72 19-43 0-77-14-103-41s-39-66-39-116zM53 158c0 38 8 67 25 86s38 29 64 29c25 0 46-10 63-29s25-49 25-88c0-37-8-66-25-85s-38-29-63-29c-26 0-47 10-64 29s-25 48-25 87z">
          <text:p/>
        </draw:path>
        <draw:path draw:style-name="gr2" draw:text-style-name="P2" draw:layer="layout" svg:width="0.162cm" svg:height="0.307cm" svg:x="17.361cm" svg:y="6.192cm" svg:viewBox="0 0 163 308" svg:d="M0 308v-301h46v46c11-22 22-36 32-43 10-6 21-10 33-10 17 0 34 6 52 17l-17 47c-13-7-25-11-38-11-11 0-21 3-30 10s-15 16-19 28c-5 18-8 38-8 59v158z">
          <text:p/>
        </draw:path>
        <draw:path draw:style-name="gr2" draw:text-style-name="P2" draw:layer="layout" svg:width="0.163cm" svg:height="0.307cm" svg:x="17.554cm" svg:y="6.192cm" svg:viewBox="0 0 164 308" svg:d="M0 308v-301h46v46c12-22 22-36 32-43 10-6 21-10 33-10 17 0 35 6 53 17l-18 47c-12-7-25-11-37-11s-23 3-31 10c-9 7-15 16-18 28-6 18-9 38-9 59v158z">
          <text:p/>
        </draw:path>
        <draw:line draw:style-name="gr1" draw:text-style-name="P1" draw:layer="layout" svg:x1="11.153cm" svg:y1="6.35cm" svg:x2="14.485cm" svg:y2="9.682cm">
          <text:p/>
        </draw:line>
        <draw:path draw:style-name="gr2" draw:text-style-name="P2" draw:layer="layout" svg:width="0.316cm" svg:height="0.414cm" svg:x="14.28cm" svg:y="9.892cm" svg:viewBox="0 0 317 415" svg:d="M0 415v-415h157c27 0 48 1 63 4 20 3 37 10 51 19 14 10 25 23 33 40 9 17 13 36 13 57 0 35-11 65-34 90-22 24-63 36-122 36h-106v169zM55 197h107c36 0 61-7 76-20 15-14 22-31 22-55 0-18-4-33-13-45s-20-21-35-25c-9-2-26-3-51-3h-106z">
          <text:p/>
        </draw:path>
        <draw:polygon draw:style-name="gr2" draw:text-style-name="P2" draw:layer="layout" svg:width="0.338cm" svg:height="0.036cm" svg:x="14.613cm" svg:y="10.386cm" svg:viewBox="0 0 339 37" draw:points="0,37 0,0 339,0 339,37">
          <text:p/>
        </draw:polygon>
        <draw:path draw:style-name="gr2" draw:text-style-name="P2" draw:layer="layout" svg:width="0.05cm" svg:height="0.414cm" svg:x="14.984cm" svg:y="9.892cm" svg:viewBox="0 0 51 415" svg:d="M0 58v-58h51v58zM0 415v-301h51v301z">
          <text:p/>
        </draw:path>
        <draw:path draw:style-name="gr2" draw:text-style-name="P2" draw:layer="layout" svg:width="0.244cm" svg:height="0.307cm" svg:x="15.112cm" svg:y="9.999cm" svg:viewBox="0 0 245 308" svg:d="M0 308v-301h46v43c22-33 54-50 96-50 18 0 35 3 50 10s26 15 34 26c7 11 13 23 16 38 2 9 3 26 3 49v185h-51v-183c0-21-2-36-6-47-4-10-11-18-21-24s-22-9-36-9c-21 0-40 6-56 20-16 13-24 40-24 79v164z">
          <text:p/>
        </draw:path>
        <draw:path draw:style-name="gr2" draw:text-style-name="P2" draw:layer="layout" svg:width="0.261cm" svg:height="0.314cm" svg:x="15.42cm" svg:y="9.999cm" svg:viewBox="0 0 262 315" svg:d="M212 198l50 6c-6 35-20 62-42 82-23 19-51 29-83 29-42 0-75-13-100-40s-37-66-37-116c0-33 5-61 16-85 11-25 27-43 49-55 22-13 46-19 72-19 33 0 59 9 80 25 21 17 34 40 40 71l-50 7c-4-20-13-35-25-45s-26-16-43-16c-26 0-47 10-63 28s-24 48-24 87c0 41 8 70 23 89 16 18 36 27 61 27 20 0 36-6 50-18 13-13 22-32 26-57z">
          <text:p/>
        </draw:path>
        <draw:line draw:style-name="gr1" draw:text-style-name="P1" draw:layer="layout" svg:x1="11.153cm" svg:y1="6.35cm" svg:x2="11.153cm" svg:y2="11.063cm">
          <text:p/>
        </draw:line>
        <draw:path draw:style-name="gr2" draw:text-style-name="P2" draw:layer="layout" svg:width="0.316cm" svg:height="0.415cm" svg:x="10.343cm" svg:y="11.469cm" svg:viewBox="0 0 317 416" svg:d="M0 416v-416h156c28 0 49 1 64 4 20 3 37 10 51 20 14 9 25 22 33 40 9 17 13 36 13 56 0 36-11 66-34 90-22 24-63 37-122 37h-106v169zM55 198h107c36 0 61-7 76-20s22-32 22-56c0-17-4-32-13-45-9-12-20-20-35-24-9-3-26-4-51-4h-106z">
          <text:p/>
        </draw:path>
        <draw:polygon draw:style-name="gr2" draw:text-style-name="P2" draw:layer="layout" svg:width="0.337cm" svg:height="0.036cm" svg:x="10.676cm" svg:y="11.963cm" svg:viewBox="0 0 338 37" draw:points="0,37 0,0 338,0 338,37">
          <text:p/>
        </draw:polygon>
        <draw:path draw:style-name="gr2" draw:text-style-name="P2" draw:layer="layout" svg:width="0.261cm" svg:height="0.313cm" svg:x="11.031cm" svg:y="11.577cm" svg:viewBox="0 0 262 314" svg:d="M212 197l50 7c-6 34-20 62-42 81-23 20-51 29-83 29-42 0-75-13-100-40s-37-65-37-116c0-32 5-61 16-85s27-43 49-55 46-18 72-18c33 0 59 8 80 25 21 16 34 40 40 70l-49 8c-5-21-14-36-26-46s-26-15-43-15c-26 0-47 9-63 27-16 19-24 48-24 88s8 70 23 88c16 18 36 27 61 27 20 0 36-6 50-18 13-12 22-31 26-57z">
          <text:p/>
        </draw:path>
        <draw:path draw:style-name="gr2" draw:text-style-name="P2" draw:layer="layout" svg:width="0.281cm" svg:height="0.313cm" svg:x="11.318cm" svg:y="11.577cm" svg:viewBox="0 0 282 314" svg:d="M0 157c0-56 15-97 46-124 26-22 58-33 95-33 41 0 75 13 101 41 27 27 40 64 40 112 0 39-6 69-18 91-11 23-28 40-51 52-22 12-46 18-72 18-42 0-76-13-102-40s-39-66-39-117zM52 157c0 39 8 68 25 87s38 28 64 28c25 0 46-9 63-28 17-20 25-49 25-89 0-37-8-65-25-84s-38-29-63-29c-26 0-47 10-64 29s-25 48-25 86z">
          <text:p/>
        </draw:path>
        <draw:path draw:style-name="gr2" draw:text-style-name="P2" draw:layer="layout" svg:width="0.162cm" svg:height="0.307cm" svg:x="11.659cm" svg:y="11.577cm" svg:viewBox="0 0 163 308" svg:d="M0 308v-301h46v45c12-21 22-35 32-42s21-10 33-10c17 0 35 5 52 16l-17 48c-13-8-25-12-37-12s-23 4-31 11c-9 6-15 16-19 28-5 18-8 37-8 59v158z">
          <text:p/>
        </draw:path>
        <draw:path draw:style-name="gr2" draw:text-style-name="P2" draw:layer="layout" svg:width="0.163cm" svg:height="0.307cm" svg:x="11.852cm" svg:y="11.577cm" svg:viewBox="0 0 164 308" svg:d="M0 308v-301h46v45c12-21 23-35 33-42s20-10 32-10c18 0 35 5 53 16l-18 48c-12-8-25-12-37-12-11 0-21 4-30 11-9 6-15 16-19 28-6 18-9 37-9 59v158z">
          <text:p/>
        </draw:path>
        <draw:line draw:style-name="gr1" draw:text-style-name="P1" draw:layer="layout" svg:x1="11.154cm" svg:y1="6.35cm" svg:x2="7.821cm" svg:y2="9.682cm">
          <text:p/>
        </draw:line>
        <draw:polygon draw:style-name="gr2" draw:text-style-name="P2" draw:layer="layout" svg:width="0.279cm" svg:height="0.414cm" svg:x="6.522cm" svg:y="9.893cm" svg:viewBox="0 0 280 415" draw:points="0,415 0,0 280,0 280,49 55,49 55,177 250,177 250,226 55,226 55,415">
          <text:p/>
        </draw:polygon>
        <draw:path draw:style-name="gr2" draw:text-style-name="P2" draw:layer="layout" svg:width="0.152cm" svg:height="0.416cm" svg:x="6.892cm" svg:y="9.891cm" svg:viewBox="0 0 153 417" svg:d="M153 417h-51v-325c-12 12-28 23-48 35s-38 21-54 27v-50c29-13 54-29 75-49 21-19 36-37 45-55h33z">
          <text:p/>
        </draw:path>
        <draw:polygon draw:style-name="gr2" draw:text-style-name="P2" draw:layer="layout" svg:width="0.337cm" svg:height="0.036cm" svg:x="7.143cm" svg:y="10.387cm" svg:viewBox="0 0 338 37" draw:points="0,37 0,0 338,0 338,37">
          <text:p/>
        </draw:polygon>
        <draw:path draw:style-name="gr2" draw:text-style-name="P2" draw:layer="layout" svg:width="0.05cm" svg:height="0.414cm" svg:x="7.513cm" svg:y="9.893cm" svg:viewBox="0 0 51 415" svg:d="M0 58v-58h51v58zM0 415v-301h51v301z">
          <text:p/>
        </draw:path>
        <draw:path draw:style-name="gr2" draw:text-style-name="P2" draw:layer="layout" svg:width="0.244cm" svg:height="0.307cm" svg:x="7.642cm" svg:y="10cm" svg:viewBox="0 0 245 308" svg:d="M0 308v-301h46v43c22-33 54-50 96-50 18 0 35 3 50 10s26 15 34 26c8 10 13 23 16 37 2 10 3 26 3 50v185h-51v-183c0-21-2-36-6-47-4-10-11-18-21-24-11-6-22-9-36-9-22 0-41 6-56 20-16 14-24 40-24 79v164z">
          <text:p/>
        </draw:path>
        <draw:path draw:style-name="gr2" draw:text-style-name="P2" draw:layer="layout" svg:width="0.262cm" svg:height="0.314cm" svg:x="7.949cm" svg:y="10cm" svg:viewBox="0 0 263 315" svg:d="M212 198l51 6c-6 35-20 62-43 82-22 19-50 29-83 29-41 0-74-14-99-40-25-27-38-66-38-116 0-33 6-61 16-86 11-24 28-42 50-54 22-13 46-19 72-19 32 0 59 9 80 25 21 17 34 40 40 71l-50 7c-5-20-13-35-25-45-12-11-27-16-44-16-25 0-46 9-62 28-16 18-24 47-24 87 0 41 7 70 23 88 15 19 36 28 61 28 20 0 36-6 50-18 13-13 22-32 25-57z">
          <text:p/>
        </draw:path>
        <draw:line draw:style-name="gr1" draw:text-style-name="P1" draw:layer="layout" svg:x1="11.154cm" svg:y1="6.35cm" svg:x2="6.441cm" svg:y2="6.35cm">
          <text:p/>
        </draw:line>
        <draw:polygon draw:style-name="gr2" draw:text-style-name="P2" draw:layer="layout" svg:width="0.279cm" svg:height="0.415cm" svg:x="4.516cm" svg:y="6.085cm" svg:viewBox="0 0 280 416" draw:points="0,416 0,0 280,0 280,49 55,49 55,178 250,178 250,227 55,227 55,416">
          <text:p/>
        </draw:polygon>
        <draw:path draw:style-name="gr2" draw:text-style-name="P2" draw:layer="layout" svg:width="0.152cm" svg:height="0.416cm" svg:x="4.886cm" svg:y="6.084cm" svg:viewBox="0 0 153 417" svg:d="M153 417h-51v-325c-12 12-28 23-48 35s-38 20-54 26v-49c28-13 53-30 75-49 21-19 36-37 45-55h33z">
          <text:p/>
        </draw:path>
        <draw:polygon draw:style-name="gr2" draw:text-style-name="P2" draw:layer="layout" svg:width="0.337cm" svg:height="0.035cm" svg:x="5.137cm" svg:y="6.579cm" svg:viewBox="0 0 338 36" draw:points="0,36 0,0 338,0 338,36">
          <text:p/>
        </draw:polygon>
        <draw:path draw:style-name="gr2" draw:text-style-name="P2" draw:layer="layout" svg:width="0.261cm" svg:height="0.314cm" svg:x="5.491cm" svg:y="6.193cm" svg:viewBox="0 0 262 315" svg:d="M212 198l50 6c-5 35-19 62-42 81-22 20-50 30-83 30-41 0-74-14-99-41s-38-65-38-115c0-33 6-61 16-86 11-24 27-42 49-55 22-12 46-18 72-18 33 0 60 8 81 25 20 16 34 40 40 70l-50 8c-5-20-13-35-25-46-12-10-27-15-44-15-25 0-46 9-62 28-16 18-24 47-24 87 0 41 7 70 23 88 15 19 36 28 60 28 21 0 37-7 51-19 13-13 22-31 25-56z">
          <text:p/>
        </draw:path>
        <draw:path draw:style-name="gr2" draw:text-style-name="P2" draw:layer="layout" svg:width="0.281cm" svg:height="0.314cm" svg:x="5.778cm" svg:y="6.193cm" svg:viewBox="0 0 282 315" svg:d="M0 157c0-55 16-97 47-123 25-23 57-34 94-34 42 0 75 14 102 41 26 27 39 64 39 112 0 39-6 69-17 92-12 22-29 39-51 51-22 13-47 19-73 19-42 0-76-14-102-41s-39-66-39-117zM53 157c0 39 8 68 25 87s38 29 63 29c26 0 47-10 63-29 17-19 26-49 26-88 0-38-9-66-26-85s-38-29-63-29-46 10-63 29-25 48-25 86z">
          <text:p/>
        </draw:path>
        <draw:path draw:style-name="gr2" draw:text-style-name="P2" draw:layer="layout" svg:width="0.163cm" svg:height="0.307cm" svg:x="6.119cm" svg:y="6.193cm" svg:viewBox="0 0 164 308" svg:d="M0 308v-301h46v45c12-21 23-35 33-42s21-10 33-10c17 0 34 6 52 16l-18 48c-12-8-25-11-37-11-11 0-21 3-30 10s-15 16-19 28c-6 18-9 38-9 59v158z">
          <text:p/>
        </draw:path>
        <draw:path draw:style-name="gr2" draw:text-style-name="P2" draw:layer="layout" svg:width="0.162cm" svg:height="0.307cm" svg:x="6.313cm" svg:y="6.193cm" svg:viewBox="0 0 163 308" svg:d="M0 308v-301h46v45c11-21 22-35 32-42s21-10 33-10c17 0 35 6 52 16l-17 48c-13-8-25-11-38-11-11 0-21 3-30 10s-15 16-19 28c-5 18-8 38-8 59v158z">
          <text:p/>
        </draw:path>
        <draw:line draw:style-name="gr1" draw:text-style-name="P1" draw:layer="layout" svg:x1="11.154cm" svg:y1="6.35cm" svg:x2="7.821cm" svg:y2="3.018cm">
          <text:p/>
        </draw:line>
        <draw:path draw:style-name="gr2" draw:text-style-name="P2" draw:layer="layout" svg:width="0.395cm" svg:height="0.415cm" svg:x="6.728cm" svg:y="2.276cm" svg:viewBox="0 0 396 416" svg:d="M0 416v-416h82l99 295c9 27 15 48 20 61 4-15 12-37 22-67l99-289h74v416h-53v-348l-121 348h-49l-120-354v354z">
          <text:p/>
        </draw:path>
        <draw:path draw:style-name="gr2" draw:text-style-name="P2" draw:layer="layout" svg:width="0.366cm" svg:height="0.429cm" svg:x="7.197cm" svg:y="2.269cm" svg:viewBox="0 0 367 430" svg:d="M312 277l55 14c-11 45-32 79-62 103-30 23-66 36-110 36s-81-9-109-27c-28-19-49-46-64-80-15-35-22-71-22-111 0-43 8-81 25-113 16-32 40-57 70-74 31-16 64-25 101-25 42 0 77 11 105 32s48 51 59 89l-54 13c-10-30-24-52-42-66s-41-21-69-21c-32 0-59 8-80 23-22 16-37 36-45 62-9 26-13 52-13 80 0 35 5 65 15 92 10 26 26 46 48 59s45 20 71 20c31 0 57-9 78-27 21-17 36-44 43-79z">
          <text:p/>
        </draw:path>
        <draw:path draw:style-name="gr2" draw:text-style-name="P2" draw:layer="layout" svg:width="0.367cm" svg:height="0.429cm" svg:x="7.616cm" svg:y="2.269cm" svg:viewBox="0 0 368 430" svg:d="M313 277l55 14c-12 45-34 79-63 103-30 23-66 36-109 36-45 0-82-9-110-27-28-19-50-46-64-80-15-35-22-71-22-111 0-43 9-81 25-113 17-32 40-57 71-74 30-16 64-25 100-25 42 0 77 11 105 32 29 21 48 51 60 89l-55 13c-9-30-23-52-42-66-18-14-41-21-69-21-32 0-58 8-80 23-21 16-36 36-45 62s-13 52-13 80c0 35 4 65 15 92 10 26 27 46 48 59 22 13 46 20 71 20 31 0 57-9 78-27 22-17 36-44 44-79z">
          <text:p/>
        </draw:path>
        <draw:polygon draw:style-name="gr3" draw:text-style-name="P3" draw:layer="layout" svg:width="0cm" svg:height="0cm" svg:x="11.153cm" svg:y="6.35cm" svg:viewBox="0 0 0 0" draw:points="0,0">
          <text:p/>
        </draw:polygon>
        <draw:path draw:style-name="gr4" draw:text-style-name="P4" draw:layer="layout" svg:width="0.204cm" svg:height="0.321cm" svg:x="11.171cm" svg:y="5.946cm" svg:viewBox="0 0 205 322" svg:d="M0 161c0-37 4-67 12-90 7-22 19-40 34-52s34-19 57-19c17 0 31 4 44 11 13 6 23 16 32 29 8 13 15 28 19 47 5 18 7 43 7 74 0 37-3 67-11 90-8 22-19 40-34 52-15 13-34 19-57 19-31 0-54-11-72-33-21-26-31-69-31-128zM40 161c0 52 6 86 18 104 12 17 27 25 45 25 17 0 32-9 45-26 12-18 18-51 18-103s-6-86-18-103c-13-17-28-26-46-26-17 0-32 8-42 23-14 19-20 55-20 106z">
          <text:p/>
        </draw:path>
        <draw:path draw:style-name="gr5" draw:text-style-name="P5" draw:layer="layout" svg:width="1.884cm" svg:height="1.885cm" svg:x="10.21cm" svg:y="5.407cm" svg:viewBox="0 0 1885 1886" svg:d="M943 0c124 0 246 25 361 72 114 48 218 117 305 205 88 87 157 190 205 305 47 114 71 237 71 361s-24 246-71 361c-48 114-117 218-205 305-87 88-191 157-305 205-115 47-237 72-361 72s-247-25-361-72c-114-48-218-117-306-205-87-87-157-191-204-305-47-115-72-237-72-361s25-246 72-361c47-114 117-218 204-305 88-88 192-157 306-205 114-47 237-72 361-72z">
          <text:p/>
        </draw:path>
        <draw:path draw:style-name="gr4" draw:text-style-name="P4" draw:layer="layout" svg:width="0.204cm" svg:height="0.32cm" svg:x="11.171cm" svg:y="5.004cm" svg:viewBox="0 0 205 321" svg:d="M0 161c0-37 4-67 12-90 7-23 19-40 34-53 15-12 34-18 57-18 17 0 31 3 44 10s23 17 32 30c8 12 15 28 19 46 5 19 7 44 7 75 0 37-3 67-11 89-8 23-19 40-34 53-15 12-34 18-57 18-31 0-54-10-72-32-21-26-31-69-31-128zM40 161c0 51 6 86 18 103s27 26 45 26c17 0 32-9 45-26 12-17 18-52 18-103 0-52-6-86-18-103-13-18-28-26-46-26-17 0-32 7-42 22-14 20-20 55-20 107z">
          <text:p/>
        </draw:path>
        <draw:polygon draw:style-name="gr4" draw:text-style-name="P4" draw:layer="layout" svg:width="0.043cm" svg:height="0.043cm" svg:x="11.437cm" svg:y="5.276cm" svg:viewBox="0 0 44 44" draw:points="0,44 0,0 44,0 44,44">
          <text:p/>
        </draw:polygon>
        <draw:path draw:style-name="gr4" draw:text-style-name="P4" draw:layer="layout" svg:width="0.207cm" svg:height="0.315cm" svg:x="11.533cm" svg:y="5.004cm" svg:viewBox="0 0 208 316" svg:d="M208 279v37h-208c0-9 1-18 4-27 6-14 14-28 26-42 12-13 28-29 51-47 34-28 57-51 69-67s18-32 18-47-6-28-17-38c-11-11-25-16-42-16-19 0-34 6-45 17s-17 26-17 46l-40-4c3-30 13-52 31-68 18-15 42-23 72-23s54 8 71 25c18 17 27 38 27 62 0 13-3 25-8 38-5 12-14 24-26 38-12 13-32 32-59 55-24 20-38 33-45 40s-12 14-16 21z">
          <text:p/>
        </draw:path>
        <draw:path draw:style-name="gr5" draw:text-style-name="P5" draw:layer="layout" svg:width="3.769cm" svg:height="3.769cm" svg:x="9.269cm" svg:y="4.465cm" svg:viewBox="0 0 3770 3770" svg:d="M1885 0c247 0 492 48 721 143 228 94 437 234 612 409s314 383 408 612c95 228 144 473 144 721s-49 493-144 721c-94 229-233 437-408 612s-383 314-612 409c-228 94-474 143-721 143-248 0-493-49-722-143-228-95-436-234-611-409s-314-383-409-612c-95-228-143-473-143-721s48-493 143-721c95-229 234-437 409-612s383-314 611-409c229-94 474-143 722-143z">
          <text:p/>
        </draw:path>
        <draw:path draw:style-name="gr4" draw:text-style-name="P4" draw:layer="layout" svg:width="0.204cm" svg:height="0.321cm" svg:x="11.171cm" svg:y="4.061cm" svg:viewBox="0 0 205 322" svg:d="M0 161c0-37 4-67 12-90 7-22 19-40 34-52s34-19 57-19c17 0 31 4 44 11 13 6 23 16 32 29 8 13 15 28 19 47 5 18 7 43 7 74 0 37-3 67-11 90-8 22-19 40-34 52-15 13-34 19-57 19-31 0-54-11-72-33-21-26-31-69-31-128zM40 161c0 52 6 86 18 103 12 18 27 26 45 26 17 0 32-9 45-26 12-18 18-51 18-103s-6-86-18-103c-13-17-28-26-46-26-17 0-32 8-42 23-14 19-20 55-20 106z">
          <text:p/>
        </draw:path>
        <draw:polygon draw:style-name="gr4" draw:text-style-name="P4" draw:layer="layout" svg:width="0.043cm" svg:height="0.044cm" svg:x="11.437cm" svg:y="4.333cm" svg:viewBox="0 0 44 45" draw:points="0,45 0,0 44,0 44,45">
          <text:p/>
        </draw:polygon>
        <draw:path draw:style-name="gr4" draw:text-style-name="P4" draw:layer="layout" svg:width="0.217cm" svg:height="0.314cm" svg:x="11.525cm" svg:y="4.063cm" svg:viewBox="0 0 218 315" svg:d="M137 315v-76h-137v-35l144-204h31v204h43v35h-43v76zM137 204v-142l-99 142z">
          <text:p/>
        </draw:path>
        <draw:path draw:style-name="gr5" draw:text-style-name="P5" draw:layer="layout" svg:width="5.654cm" svg:height="5.655cm" svg:x="8.326cm" svg:y="3.522cm" svg:viewBox="0 0 5655 5656" svg:d="M2828 0c371 0 739 74 1082 216s655 350 917 613c263 262 471 574 613 917s215 711 215 1082-73 739-215 1082-350 655-613 917c-262 263-574 471-917 613s-711 216-1082 216c-372 0-739-74-1082-216s-655-350-918-613c-262-262-471-574-613-917s-215-711-215-1082 73-739 215-1082 351-655 613-917c263-263 575-471 918-613s710-216 1082-216z">
          <text:p/>
        </draw:path>
        <draw:path draw:style-name="gr4" draw:text-style-name="P4" draw:layer="layout" svg:width="0.204cm" svg:height="0.32cm" svg:x="11.171cm" svg:y="3.119cm" svg:viewBox="0 0 205 321" svg:d="M0 161c0-38 4-67 12-90 7-23 19-40 34-53 15-12 34-18 57-18 17 0 31 3 44 10s23 17 32 30c8 12 15 28 19 46 5 19 7 43 7 75 0 37-3 66-11 89s-19 40-34 53c-15 12-34 18-57 18-31 0-54-11-72-32-21-26-31-69-31-128zM40 161c0 51 6 86 18 103s27 26 45 26c17 0 32-9 45-26 12-17 18-52 18-103 0-52-6-87-18-104-13-17-28-25-46-25-17 0-32 7-42 22-14 20-20 55-20 107z">
          <text:p/>
        </draw:path>
        <draw:polygon draw:style-name="gr4" draw:text-style-name="P4" draw:layer="layout" svg:width="0.043cm" svg:height="0.043cm" svg:x="11.437cm" svg:y="3.391cm" svg:viewBox="0 0 44 44" draw:points="0,44 0,0 44,0 44,44">
          <text:p/>
        </draw:polygon>
        <draw:path draw:style-name="gr4" draw:text-style-name="P4" draw:layer="layout" svg:width="0.207cm" svg:height="0.32cm" svg:x="11.536cm" svg:y="3.119cm" svg:viewBox="0 0 208 321" svg:d="M202 78l-38 3c-3-15-8-26-15-33-10-11-23-16-38-16-13 0-23 3-33 10-12 9-21 22-28 39s-11 41-11 73c9-15 20-25 34-32 13-7 27-10 42-10 26 0 48 9 66 28s27 44 27 74c0 20-5 38-13 55-9 17-20 30-35 39s-32 13-51 13c-32 0-58-11-78-35-21-24-31-63-31-117 0-61 11-105 34-133 19-24 46-36 79-36 25 0 45 7 61 21s25 33 28 57zM45 214c0 13 2 26 8 38s14 22 24 28 21 10 32 10c16 0 30-7 42-20s18-31 18-54c0-22-6-39-18-51-11-13-26-19-44-19-17 0-32 6-44 19-12 12-18 29-18 49z">
          <text:p/>
        </draw:path>
        <draw:path draw:style-name="gr5" draw:text-style-name="P5" draw:layer="layout" svg:width="7.539cm" svg:height="7.538cm" svg:x="7.384cm" svg:y="2.58cm" svg:viewBox="0 0 7540 7539" svg:d="M3770 0c495 0 985 97 1443 287 457 189 873 467 1223 817s628 766 817 1223c190 458 287 948 287 1443s-97 985-287 1443c-189 457-467 873-817 1222-350 350-766 628-1223 817-458 190-948 287-1443 287s-986-97-1443-287c-457-189-873-467-1223-817-350-349-628-765-817-1222-190-458-287-948-287-1443s97-985 287-1443c189-457 467-873 817-1223s766-628 1223-817c457-190 948-287 1443-287z">
          <text:p/>
        </draw:path>
        <draw:path draw:style-name="gr4" draw:text-style-name="P4" draw:layer="layout" svg:width="0.204cm" svg:height="0.321cm" svg:x="11.171cm" svg:y="2.176cm" svg:viewBox="0 0 205 322" svg:d="M0 161c0-37 4-67 12-90 7-22 19-40 34-52 15-13 34-19 57-19 17 0 31 4 44 11 13 6 23 16 32 29 8 13 15 28 19 47 5 18 7 43 7 74 0 37-3 67-11 90-8 22-19 40-34 52-15 13-34 19-57 19-31 0-54-11-72-33-21-26-31-69-31-128zM40 161c0 52 6 86 18 103 12 18 27 26 45 26 17 0 32-9 45-26 12-17 18-51 18-103s-6-86-18-103c-13-17-28-26-46-26-17 0-32 8-42 23-14 19-20 54-20 106z">
          <text:p/>
        </draw:path>
        <draw:polygon draw:style-name="gr4" draw:text-style-name="P4" draw:layer="layout" svg:width="0.043cm" svg:height="0.043cm" svg:x="11.437cm" svg:y="2.448cm" svg:viewBox="0 0 44 44" draw:points="0,44 0,0 44,0 44,44">
          <text:p/>
        </draw:polygon>
        <draw:path draw:style-name="gr4" draw:text-style-name="P4" draw:layer="layout" svg:width="0.207cm" svg:height="0.321cm" svg:x="11.537cm" svg:y="2.176cm" svg:viewBox="0 0 208 322" svg:d="M60 146c-16-6-28-15-35-25-8-11-12-24-12-40 0-22 8-42 25-57 16-16 38-24 66-24 27 0 49 8 66 24s25 36 25 59c0 14-4 27-11 38-8 11-20 19-35 25 19 6 34 16 44 30s15 31 15 51c0 26-10 49-29 67-19 19-44 28-75 28s-56-9-75-28c-19-18-29-41-29-69 0-20 6-37 16-51s25-23 44-28zM53 80c0 15 4 27 14 37 10 9 22 14 37 14s28-5 37-14c10-10 14-21 14-35s-5-26-14-35c-10-10-22-15-37-15s-27 5-37 14c-9 10-14 21-14 34zM40 226c0 11 3 21 8 32 5 10 13 18 23 24 11 5 22 8 34 8 18 0 33-6 45-18s18-27 18-45c0-19-6-34-18-46-13-12-28-19-47-19-18 0-33 6-45 19-12 12-18 27-18 45z">
          <text:p/>
        </draw:path>
        <draw:path draw:style-name="gr5" draw:text-style-name="P5" draw:layer="layout" svg:width="9.425cm" svg:height="9.424cm" svg:x="6.441cm" svg:y="1.637cm" svg:viewBox="0 0 9426 9425" svg:d="M4713 0c619 0 1232 122 1803 359 572 237 1092 584 1529 1022 438 437 785 957 1022 1529 237 571 359 1184 359 1803s-122 1232-359 1802c-237 572-584 1092-1022 1529-437 438-957 785-1529 1022-571 237-1184 359-1803 359s-1232-122-1804-359c-571-237-1091-584-1529-1022-437-437-784-957-1021-1529-237-570-359-1183-359-1802s122-1232 359-1803c237-572 584-1092 1021-1529 438-438 958-785 1529-1022 572-237 1185-359 1804-359z">
          <text:p/>
        </draw:path>
        <draw:path draw:style-name="gr4" draw:text-style-name="P4" draw:layer="layout" svg:width="0.115cm" svg:height="0.315cm" svg:x="11.201cm" svg:y="1.234cm" svg:viewBox="0 0 116 316" svg:d="M116 316h-39v-246c-9 8-22 17-37 26-16 9-28 16-40 20v-37c21-10 40-23 56-37 17-15 28-29 35-42h25z">
          <text:p/>
        </draw:path>
        <draw:polygon draw:style-name="gr4" draw:text-style-name="P4" draw:layer="layout" svg:width="0.043cm" svg:height="0.043cm" svg:x="11.437cm" svg:y="1.506cm" svg:viewBox="0 0 44 44" draw:points="0,44 0,0 44,0 44,44">
          <text:p/>
        </draw:polygon>
        <draw:path draw:style-name="gr4" draw:text-style-name="P4" draw:layer="layout" svg:width="0.204cm" svg:height="0.32cm" svg:x="11.538cm" svg:y="1.234cm" svg:viewBox="0 0 205 321" svg:d="M0 161c0-38 4-68 11-90 8-23 19-40 34-53 16-12 35-18 58-18 16 0 31 3 44 10s23 17 32 29c8 13 14 29 19 47 5 19 7 43 7 75 0 37-4 66-11 89-8 23-19 40-34 53-15 12-34 18-57 18-31 0-55-11-72-32-21-27-31-69-31-128zM40 161c0 51 6 86 18 103s27 26 45 26c17 0 32-9 44-26s18-52 18-103c0-52-6-87-18-104s-27-25-45-25-32 7-42 22c-14 20-20 55-20 107z">
          <text:p/>
        </draw:path>
        <draw:polygon draw:style-name="gr6" draw:text-style-name="P5" draw:layer="layout" svg:width="7.649cm" svg:height="7.957cm" svg:x="7.261cm" svg:y="2.429cm" svg:viewBox="0 0 7650 7958" draw:points="3893,0 6782,1032 7650,3921 6594,6621 3893,7958 1101,6712 0,3921 1674,1702">
          <text:p/>
        </draw:polygon>
        <draw:line draw:style-name="gr7" draw:text-style-name="P1" draw:layer="layout" svg:x1="11.153cm" svg:y1="2.475cm" svg:x2="11.238cm" svg:y2="2.497cm">
          <text:p/>
        </draw:line>
        <draw:line draw:style-name="gr7" draw:text-style-name="P1" draw:layer="layout" svg:x1="11.379cm" svg:y1="2.533cm" svg:x2="11.464cm" svg:y2="2.555cm">
          <text:p/>
        </draw:line>
        <draw:line draw:style-name="gr7" draw:text-style-name="P1" draw:layer="layout" svg:x1="11.604cm" svg:y1="2.592cm" svg:x2="11.689cm" svg:y2="2.613cm">
          <text:p/>
        </draw:line>
        <draw:line draw:style-name="gr7" draw:text-style-name="P1" draw:layer="layout" svg:x1="11.83cm" svg:y1="2.65cm" svg:x2="11.915cm" svg:y2="2.672cm">
          <text:p/>
        </draw:line>
        <draw:line draw:style-name="gr7" draw:text-style-name="P1" draw:layer="layout" svg:x1="12.056cm" svg:y1="2.708cm" svg:x2="12.141cm" svg:y2="2.73cm">
          <text:p/>
        </draw:line>
        <draw:line draw:style-name="gr7" draw:text-style-name="P1" draw:layer="layout" svg:x1="12.282cm" svg:y1="2.766cm" svg:x2="12.367cm" svg:y2="2.788cm">
          <text:p/>
        </draw:line>
        <draw:line draw:style-name="gr7" draw:text-style-name="P1" draw:layer="layout" svg:x1="12.507cm" svg:y1="2.824cm" svg:x2="12.592cm" svg:y2="2.846cm">
          <text:p/>
        </draw:line>
        <draw:line draw:style-name="gr7" draw:text-style-name="P1" draw:layer="layout" svg:x1="12.733cm" svg:y1="2.882cm" svg:x2="12.818cm" svg:y2="2.904cm">
          <text:p/>
        </draw:line>
        <draw:line draw:style-name="gr7" draw:text-style-name="P1" draw:layer="layout" svg:x1="12.959cm" svg:y1="2.94cm" svg:x2="13.044cm" svg:y2="2.962cm">
          <text:p/>
        </draw:line>
        <draw:line draw:style-name="gr7" draw:text-style-name="P1" draw:layer="layout" svg:x1="13.185cm" svg:y1="2.999cm" svg:x2="13.27cm" svg:y2="3.021cm">
          <text:p/>
        </draw:line>
        <draw:line draw:style-name="gr7" draw:text-style-name="P1" draw:layer="layout" svg:x1="13.41cm" svg:y1="3.057cm" svg:x2="13.495cm" svg:y2="3.079cm">
          <text:p/>
        </draw:line>
        <draw:line draw:style-name="gr7" draw:text-style-name="P1" draw:layer="layout" svg:x1="13.636cm" svg:y1="3.115cm" svg:x2="13.721cm" svg:y2="3.137cm">
          <text:p/>
        </draw:line>
        <draw:line draw:style-name="gr7" draw:text-style-name="P1" draw:layer="layout" svg:x1="13.862cm" svg:y1="3.173cm" svg:x2="13.947cm" svg:y2="3.195cm">
          <text:p/>
        </draw:line>
        <draw:line draw:style-name="gr7" draw:text-style-name="P1" draw:layer="layout" svg:x1="14.088cm" svg:y1="3.231cm" svg:x2="14.173cm" svg:y2="3.253cm">
          <text:p/>
        </draw:line>
        <draw:line draw:style-name="gr7" draw:text-style-name="P1" draw:layer="layout" svg:x1="14.242cm" svg:y1="3.35cm" svg:x2="14.251cm" svg:y2="3.438cm">
          <text:p/>
        </draw:line>
        <draw:line draw:style-name="gr7" draw:text-style-name="P1" draw:layer="layout" svg:x1="14.266cm" svg:y1="3.582cm" svg:x2="14.275cm" svg:y2="3.67cm">
          <text:p/>
        </draw:line>
        <draw:line draw:style-name="gr7" draw:text-style-name="P1" draw:layer="layout" svg:x1="14.289cm" svg:y1="3.814cm" svg:x2="14.298cm" svg:y2="3.902cm">
          <text:p/>
        </draw:line>
        <draw:line draw:style-name="gr7" draw:text-style-name="P1" draw:layer="layout" svg:x1="14.313cm" svg:y1="4.046cm" svg:x2="14.321cm" svg:y2="4.134cm">
          <text:p/>
        </draw:line>
        <draw:line draw:style-name="gr7" draw:text-style-name="P1" draw:layer="layout" svg:x1="14.336cm" svg:y1="4.278cm" svg:x2="14.345cm" svg:y2="4.366cm">
          <text:p/>
        </draw:line>
        <draw:line draw:style-name="gr7" draw:text-style-name="P1" draw:layer="layout" svg:x1="14.359cm" svg:y1="4.51cm" svg:x2="14.368cm" svg:y2="4.597cm">
          <text:p/>
        </draw:line>
        <draw:line draw:style-name="gr7" draw:text-style-name="P1" draw:layer="layout" svg:x1="14.383cm" svg:y1="4.742cm" svg:x2="14.392cm" svg:y2="4.829cm">
          <text:p/>
        </draw:line>
        <draw:line draw:style-name="gr7" draw:text-style-name="P1" draw:layer="layout" svg:x1="14.406cm" svg:y1="4.974cm" svg:x2="14.415cm" svg:y2="5.061cm">
          <text:p/>
        </draw:line>
        <draw:line draw:style-name="gr7" draw:text-style-name="P1" draw:layer="layout" svg:x1="14.43cm" svg:y1="5.206cm" svg:x2="14.439cm" svg:y2="5.293cm">
          <text:p/>
        </draw:line>
        <draw:line draw:style-name="gr7" draw:text-style-name="P1" draw:layer="layout" svg:x1="14.453cm" svg:y1="5.438cm" svg:x2="14.462cm" svg:y2="5.525cm">
          <text:p/>
        </draw:line>
        <draw:line draw:style-name="gr7" draw:text-style-name="P1" draw:layer="layout" svg:x1="14.477cm" svg:y1="5.67cm" svg:x2="14.486cm" svg:y2="5.757cm">
          <text:p/>
        </draw:line>
        <draw:line draw:style-name="gr7" draw:text-style-name="P1" draw:layer="layout" svg:x1="14.5cm" svg:y1="5.902cm" svg:x2="14.509cm" svg:y2="5.989cm">
          <text:p/>
        </draw:line>
        <draw:line draw:style-name="gr7" draw:text-style-name="P1" draw:layer="layout" svg:x1="14.524cm" svg:y1="6.133cm" svg:x2="14.533cm" svg:y2="6.221cm">
          <text:p/>
        </draw:line>
        <draw:line draw:style-name="gr7" draw:text-style-name="P1" draw:layer="layout" svg:x1="14.541cm" svg:y1="6.364cm" svg:x2="14.514cm" svg:y2="6.447cm">
          <text:p/>
        </draw:line>
        <draw:line draw:style-name="gr7" draw:text-style-name="P1" draw:layer="layout" svg:x1="14.469cm" svg:y1="6.585cm" svg:x2="14.441cm" svg:y2="6.669cm">
          <text:p/>
        </draw:line>
        <draw:line draw:style-name="gr7" draw:text-style-name="P1" draw:layer="layout" svg:x1="14.396cm" svg:y1="6.807cm" svg:x2="14.369cm" svg:y2="6.891cm">
          <text:p/>
        </draw:line>
        <draw:line draw:style-name="gr7" draw:text-style-name="P1" draw:layer="layout" svg:x1="14.324cm" svg:y1="7.029cm" svg:x2="14.297cm" svg:y2="7.112cm">
          <text:p/>
        </draw:line>
        <draw:line draw:style-name="gr7" draw:text-style-name="P1" draw:layer="layout" svg:x1="14.252cm" svg:y1="7.25cm" svg:x2="14.225cm" svg:y2="7.334cm">
          <text:p/>
        </draw:line>
        <draw:line draw:style-name="gr7" draw:text-style-name="P1" draw:layer="layout" svg:x1="14.18cm" svg:y1="7.472cm" svg:x2="14.153cm" svg:y2="7.556cm">
          <text:p/>
        </draw:line>
        <draw:line draw:style-name="gr7" draw:text-style-name="P1" draw:layer="layout" svg:x1="14.108cm" svg:y1="7.694cm" svg:x2="14.08cm" svg:y2="7.777cm">
          <text:p/>
        </draw:line>
        <draw:line draw:style-name="gr7" draw:text-style-name="P1" draw:layer="layout" svg:x1="14.035cm" svg:y1="7.915cm" svg:x2="14.008cm" svg:y2="7.999cm">
          <text:p/>
        </draw:line>
        <draw:line draw:style-name="gr7" draw:text-style-name="P1" draw:layer="layout" svg:x1="13.963cm" svg:y1="8.137cm" svg:x2="13.936cm" svg:y2="8.221cm">
          <text:p/>
        </draw:line>
        <draw:line draw:style-name="gr7" draw:text-style-name="P1" draw:layer="layout" svg:x1="13.891cm" svg:y1="8.359cm" svg:x2="13.864cm" svg:y2="8.442cm">
          <text:p/>
        </draw:line>
        <draw:line draw:style-name="gr7" draw:text-style-name="P1" draw:layer="layout" svg:x1="13.819cm" svg:y1="8.58cm" svg:x2="13.792cm" svg:y2="8.664cm">
          <text:p/>
        </draw:line>
        <draw:line draw:style-name="gr7" draw:text-style-name="P1" draw:layer="layout" svg:x1="13.747cm" svg:y1="8.802cm" svg:x2="13.72cm" svg:y2="8.886cm">
          <text:p/>
        </draw:line>
        <draw:line draw:style-name="gr7" draw:text-style-name="P1" draw:layer="layout" svg:x1="13.611cm" svg:y1="8.976cm" svg:x2="13.538cm" svg:y2="9.024cm">
          <text:p/>
        </draw:line>
        <draw:line draw:style-name="gr7" draw:text-style-name="P1" draw:layer="layout" svg:x1="13.417cm" svg:y1="9.105cm" svg:x2="13.344cm" svg:y2="9.154cm">
          <text:p/>
        </draw:line>
        <draw:line draw:style-name="gr7" draw:text-style-name="P1" draw:layer="layout" svg:x1="13.224cm" svg:y1="9.235cm" svg:x2="13.15cm" svg:y2="9.283cm">
          <text:p/>
        </draw:line>
        <draw:line draw:style-name="gr7" draw:text-style-name="P1" draw:layer="layout" svg:x1="13.03cm" svg:y1="9.364cm" svg:x2="12.957cm" svg:y2="9.413cm">
          <text:p/>
        </draw:line>
        <draw:line draw:style-name="gr7" draw:text-style-name="P1" draw:layer="layout" svg:x1="12.836cm" svg:y1="9.493cm" svg:x2="12.763cm" svg:y2="9.542cm">
          <text:p/>
        </draw:line>
        <draw:line draw:style-name="gr7" draw:text-style-name="P1" draw:layer="layout" svg:x1="12.642cm" svg:y1="9.623cm" svg:x2="12.569cm" svg:y2="9.672cm">
          <text:p/>
        </draw:line>
        <draw:line draw:style-name="gr7" draw:text-style-name="P1" draw:layer="layout" svg:x1="12.448cm" svg:y1="9.752cm" svg:x2="12.375cm" svg:y2="9.801cm">
          <text:p/>
        </draw:line>
        <draw:line draw:style-name="gr7" draw:text-style-name="P1" draw:layer="layout" svg:x1="12.254cm" svg:y1="9.882cm" svg:x2="12.181cm" svg:y2="9.931cm">
          <text:p/>
        </draw:line>
        <draw:line draw:style-name="gr7" draw:text-style-name="P1" draw:layer="layout" svg:x1="12.061cm" svg:y1="10.011cm" svg:x2="11.987cm" svg:y2="10.06cm">
          <text:p/>
        </draw:line>
        <draw:line draw:style-name="gr7" draw:text-style-name="P1" draw:layer="layout" svg:x1="11.867cm" svg:y1="10.141cm" svg:x2="11.794cm" svg:y2="10.19cm">
          <text:p/>
        </draw:line>
        <draw:line draw:style-name="gr7" draw:text-style-name="P1" draw:layer="layout" svg:x1="11.673cm" svg:y1="10.27cm" svg:x2="11.6cm" svg:y2="10.319cm">
          <text:p/>
        </draw:line>
        <draw:line draw:style-name="gr7" draw:text-style-name="P1" draw:layer="layout" svg:x1="11.479cm" svg:y1="10.4cm" svg:x2="11.406cm" svg:y2="10.449cm">
          <text:p/>
        </draw:line>
        <draw:line draw:style-name="gr7" draw:text-style-name="P1" draw:layer="layout" svg:x1="11.285cm" svg:y1="10.529cm" svg:x2="11.212cm" svg:y2="10.578cm">
          <text:p/>
        </draw:line>
        <draw:line draw:style-name="gr7" draw:text-style-name="P1" draw:layer="layout" svg:x1="11.087cm" svg:y1="10.583cm" svg:x2="11.01cm" svg:y2="10.542cm">
          <text:p/>
        </draw:line>
        <draw:line draw:style-name="gr7" draw:text-style-name="P1" draw:layer="layout" svg:x1="10.881cm" svg:y1="10.475cm" svg:x2="10.803cm" svg:y2="10.434cm">
          <text:p/>
        </draw:line>
        <draw:line draw:style-name="gr7" draw:text-style-name="P1" draw:layer="layout" svg:x1="10.675cm" svg:y1="10.366cm" svg:x2="10.597cm" svg:y2="10.325cm">
          <text:p/>
        </draw:line>
        <draw:line draw:style-name="gr7" draw:text-style-name="P1" draw:layer="layout" svg:x1="10.469cm" svg:y1="10.257cm" svg:x2="10.391cm" svg:y2="10.216cm">
          <text:p/>
        </draw:line>
        <draw:line draw:style-name="gr7" draw:text-style-name="P1" draw:layer="layout" svg:x1="10.263cm" svg:y1="10.148cm" svg:x2="10.185cm" svg:y2="10.107cm">
          <text:p/>
        </draw:line>
        <draw:line draw:style-name="gr7" draw:text-style-name="P1" draw:layer="layout" svg:x1="10.056cm" svg:y1="10.04cm" svg:x2="9.979cm" svg:y2="9.999cm">
          <text:p/>
        </draw:line>
        <draw:line draw:style-name="gr7" draw:text-style-name="P1" draw:layer="layout" svg:x1="9.85cm" svg:y1="9.931cm" svg:x2="9.772cm" svg:y2="9.89cm">
          <text:p/>
        </draw:line>
        <draw:line draw:style-name="gr7" draw:text-style-name="P1" draw:layer="layout" svg:x1="9.644cm" svg:y1="9.822cm" svg:x2="9.566cm" svg:y2="9.781cm">
          <text:p/>
        </draw:line>
        <draw:line draw:style-name="gr7" draw:text-style-name="P1" draw:layer="layout" svg:x1="9.439cm" svg:y1="9.714cm" svg:x2="9.361cm" svg:y2="9.673cm">
          <text:p/>
        </draw:line>
        <draw:line draw:style-name="gr7" draw:text-style-name="P1" draw:layer="layout" svg:x1="9.232cm" svg:y1="9.605cm" svg:x2="9.155cm" svg:y2="9.564cm">
          <text:p/>
        </draw:line>
        <draw:line draw:style-name="gr7" draw:text-style-name="P1" draw:layer="layout" svg:x1="9.026cm" svg:y1="9.496cm" svg:x2="8.948cm" svg:y2="9.455cm">
          <text:p/>
        </draw:line>
        <draw:line draw:style-name="gr7" draw:text-style-name="P1" draw:layer="layout" svg:x1="8.82cm" svg:y1="9.387cm" svg:x2="8.742cm" svg:y2="9.346cm">
          <text:p/>
        </draw:line>
        <draw:line draw:style-name="gr7" draw:text-style-name="P1" draw:layer="layout" svg:x1="8.614cm" svg:y1="9.279cm" svg:x2="8.536cm" svg:y2="9.238cm">
          <text:p/>
        </draw:line>
        <draw:polyline draw:style-name="gr7" draw:text-style-name="P1" draw:layer="layout" svg:width="0.059cm" svg:height="0.056cm" svg:x="8.348cm" svg:y="9.113cm" svg:viewBox="0 0 60 57" draw:points="60,57 11,31 0,0">
          <text:p/>
        </draw:polyline>
        <draw:line draw:style-name="gr7" draw:text-style-name="P1" draw:layer="layout" svg:x1="8.3cm" svg:y1="8.977cm" svg:x2="8.27cm" svg:y2="8.894cm">
          <text:p/>
        </draw:line>
        <draw:line draw:style-name="gr7" draw:text-style-name="P1" draw:layer="layout" svg:x1="8.222cm" svg:y1="8.757cm" svg:x2="8.193cm" svg:y2="8.674cm">
          <text:p/>
        </draw:line>
        <draw:line draw:style-name="gr7" draw:text-style-name="P1" draw:layer="layout" svg:x1="8.145cm" svg:y1="8.537cm" svg:x2="8.116cm" svg:y2="8.454cm">
          <text:p/>
        </draw:line>
        <draw:line draw:style-name="gr7" draw:text-style-name="P1" draw:layer="layout" svg:x1="8.068cm" svg:y1="8.317cm" svg:x2="8.038cm" svg:y2="8.234cm">
          <text:p/>
        </draw:line>
        <draw:line draw:style-name="gr7" draw:text-style-name="P1" draw:layer="layout" svg:x1="7.99cm" svg:y1="8.097cm" svg:x2="7.961cm" svg:y2="8.014cm">
          <text:p/>
        </draw:line>
        <draw:line draw:style-name="gr7" draw:text-style-name="P1" draw:layer="layout" svg:x1="7.913cm" svg:y1="7.877cm" svg:x2="7.884cm" svg:y2="7.794cm">
          <text:p/>
        </draw:line>
        <draw:line draw:style-name="gr7" draw:text-style-name="P1" draw:layer="layout" svg:x1="7.836cm" svg:y1="7.657cm" svg:x2="7.806cm" svg:y2="7.574cm">
          <text:p/>
        </draw:line>
        <draw:line draw:style-name="gr7" draw:text-style-name="P1" draw:layer="layout" svg:x1="7.758cm" svg:y1="7.437cm" svg:x2="7.729cm" svg:y2="7.354cm">
          <text:p/>
        </draw:line>
        <draw:line draw:style-name="gr7" draw:text-style-name="P1" draw:layer="layout" svg:x1="7.681cm" svg:y1="7.217cm" svg:x2="7.652cm" svg:y2="7.134cm">
          <text:p/>
        </draw:line>
        <draw:line draw:style-name="gr7" draw:text-style-name="P1" draw:layer="layout" svg:x1="7.604cm" svg:y1="6.997cm" svg:x2="7.574cm" svg:y2="6.914cm">
          <text:p/>
        </draw:line>
        <draw:line draw:style-name="gr7" draw:text-style-name="P1" draw:layer="layout" svg:x1="7.526cm" svg:y1="6.777cm" svg:x2="7.497cm" svg:y2="6.695cm">
          <text:p/>
        </draw:line>
        <draw:line draw:style-name="gr7" draw:text-style-name="P1" draw:layer="layout" svg:x1="7.449cm" svg:y1="6.558cm" svg:x2="7.42cm" svg:y2="6.475cm">
          <text:p/>
        </draw:line>
        <draw:line draw:style-name="gr7" draw:text-style-name="P1" draw:layer="layout" svg:x1="7.383cm" svg:y1="6.34cm" svg:x2="7.434cm" svg:y2="6.269cm">
          <text:p/>
        </draw:line>
        <draw:line draw:style-name="gr7" draw:text-style-name="P1" draw:layer="layout" svg:x1="7.519cm" svg:y1="6.151cm" svg:x2="7.57cm" svg:y2="6.08cm">
          <text:p/>
        </draw:line>
        <draw:line draw:style-name="gr7" draw:text-style-name="P1" draw:layer="layout" svg:x1="7.655cm" svg:y1="5.962cm" svg:x2="7.707cm" svg:y2="5.891cm">
          <text:p/>
        </draw:line>
        <draw:line draw:style-name="gr7" draw:text-style-name="P1" draw:layer="layout" svg:x1="7.791cm" svg:y1="5.773cm" svg:x2="7.843cm" svg:y2="5.701cm">
          <text:p/>
        </draw:line>
        <draw:line draw:style-name="gr7" draw:text-style-name="P1" draw:layer="layout" svg:x1="7.928cm" svg:y1="5.584cm" svg:x2="7.979cm" svg:y2="5.512cm">
          <text:p/>
        </draw:line>
        <draw:line draw:style-name="gr7" draw:text-style-name="P1" draw:layer="layout" svg:x1="8.064cm" svg:y1="5.395cm" svg:x2="8.115cm" svg:y2="5.323cm">
          <text:p/>
        </draw:line>
        <draw:line draw:style-name="gr7" draw:text-style-name="P1" draw:layer="layout" svg:x1="8.2cm" svg:y1="5.205cm" svg:x2="8.252cm" svg:y2="5.134cm">
          <text:p/>
        </draw:line>
        <draw:line draw:style-name="gr7" draw:text-style-name="P1" draw:layer="layout" svg:x1="8.336cm" svg:y1="5.016cm" svg:x2="8.388cm" svg:y2="4.945cm">
          <text:p/>
        </draw:line>
        <draw:line draw:style-name="gr7" draw:text-style-name="P1" draw:layer="layout" svg:x1="8.473cm" svg:y1="4.827cm" svg:x2="8.524cm" svg:y2="4.756cm">
          <text:p/>
        </draw:line>
        <draw:line draw:style-name="gr7" draw:text-style-name="P1" draw:layer="layout" svg:x1="8.609cm" svg:y1="4.638cm" svg:x2="8.66cm" svg:y2="4.567cm">
          <text:p/>
        </draw:line>
        <draw:line draw:style-name="gr7" draw:text-style-name="P1" draw:layer="layout" svg:x1="8.745cm" svg:y1="4.449cm" svg:x2="8.797cm" svg:y2="4.378cm">
          <text:p/>
        </draw:line>
        <draw:line draw:style-name="gr7" draw:text-style-name="P1" draw:layer="layout" svg:x1="8.882cm" svg:y1="4.26cm" svg:x2="8.933cm" svg:y2="4.188cm">
          <text:p/>
        </draw:line>
        <draw:line draw:style-name="gr7" draw:text-style-name="P1" draw:layer="layout" svg:x1="9.039cm" svg:y1="4.092cm" svg:x2="9.109cm" svg:y2="4.038cm">
          <text:p/>
        </draw:line>
        <draw:line draw:style-name="gr7" draw:text-style-name="P1" draw:layer="layout" svg:x1="9.225cm" svg:y1="3.95cm" svg:x2="9.294cm" svg:y2="3.897cm">
          <text:p/>
        </draw:line>
        <draw:line draw:style-name="gr7" draw:text-style-name="P1" draw:layer="layout" svg:x1="9.41cm" svg:y1="3.808cm" svg:x2="9.48cm" svg:y2="3.755cm">
          <text:p/>
        </draw:line>
        <draw:line draw:style-name="gr7" draw:text-style-name="P1" draw:layer="layout" svg:x1="9.594cm" svg:y1="3.667cm" svg:x2="9.664cm" svg:y2="3.613cm">
          <text:p/>
        </draw:line>
        <draw:line draw:style-name="gr7" draw:text-style-name="P1" draw:layer="layout" svg:x1="9.779cm" svg:y1="3.525cm" svg:x2="9.849cm" svg:y2="3.472cm">
          <text:p/>
        </draw:line>
        <draw:line draw:style-name="gr7" draw:text-style-name="P1" draw:layer="layout" svg:x1="9.964cm" svg:y1="3.384cm" svg:x2="10.034cm" svg:y2="3.33cm">
          <text:p/>
        </draw:line>
        <draw:line draw:style-name="gr7" draw:text-style-name="P1" draw:layer="layout" svg:x1="10.15cm" svg:y1="3.242cm" svg:x2="10.219cm" svg:y2="3.189cm">
          <text:p/>
        </draw:line>
        <draw:line draw:style-name="gr7" draw:text-style-name="P1" draw:layer="layout" svg:x1="10.335cm" svg:y1="3.101cm" svg:x2="10.405cm" svg:y2="3.047cm">
          <text:p/>
        </draw:line>
        <draw:line draw:style-name="gr7" draw:text-style-name="P1" draw:layer="layout" svg:x1="10.52cm" svg:y1="2.959cm" svg:x2="10.59cm" svg:y2="2.906cm">
          <text:p/>
        </draw:line>
        <draw:line draw:style-name="gr7" draw:text-style-name="P1" draw:layer="layout" svg:x1="10.705cm" svg:y1="2.817cm" svg:x2="10.775cm" svg:y2="2.764cm">
          <text:p/>
        </draw:line>
        <draw:line draw:style-name="gr7" draw:text-style-name="P1" draw:layer="layout" svg:x1="10.89cm" svg:y1="2.676cm" svg:x2="10.96cm" svg:y2="2.622cm">
          <text:p/>
        </draw:line>
        <draw:line draw:style-name="gr7" draw:text-style-name="P1" draw:layer="layout" svg:x1="11.076cm" svg:y1="2.534cm" svg:x2="11.145cm" svg:y2="2.481cm">
          <text:p/>
        </draw:line>
        <draw:polygon draw:style-name="gr8" draw:text-style-name="P5" draw:layer="layout" svg:width="6.942cm" svg:height="7.607cm" svg:x="7.974cm" svg:y="2.031cm" svg:viewBox="0 0 6943 7608" draw:points="3180,0 6256,1243 6943,4319 6470,7608 3180,6099 0,7498 763,4319 1469,2609">
          <text:p/>
        </draw:polygon>
        <draw:line draw:style-name="gr9" draw:text-style-name="P1" draw:layer="layout" svg:x1="11.153cm" svg:y1="1.868cm" svg:x2="11.235cm" svg:y2="1.9cm">
          <text:p/>
        </draw:line>
        <draw:line draw:style-name="gr9" draw:text-style-name="P1" draw:layer="layout" svg:x1="11.369cm" svg:y1="1.954cm" svg:x2="11.451cm" svg:y2="1.986cm">
          <text:p/>
        </draw:line>
        <draw:line draw:style-name="gr9" draw:text-style-name="P1" draw:layer="layout" svg:x1="11.586cm" svg:y1="2.04cm" svg:x2="11.668cm" svg:y2="2.073cm">
          <text:p/>
        </draw:line>
        <draw:line draw:style-name="gr9" draw:text-style-name="P1" draw:layer="layout" svg:x1="11.803cm" svg:y1="2.126cm" svg:x2="11.884cm" svg:y2="2.159cm">
          <text:p/>
        </draw:line>
        <draw:line draw:style-name="gr9" draw:text-style-name="P1" draw:layer="layout" svg:x1="12.019cm" svg:y1="2.212cm" svg:x2="12.101cm" svg:y2="2.245cm">
          <text:p/>
        </draw:line>
        <draw:line draw:style-name="gr9" draw:text-style-name="P1" draw:layer="layout" svg:x1="12.236cm" svg:y1="2.298cm" svg:x2="12.318cm" svg:y2="2.331cm">
          <text:p/>
        </draw:line>
        <draw:line draw:style-name="gr9" draw:text-style-name="P1" draw:layer="layout" svg:x1="12.453cm" svg:y1="2.385cm" svg:x2="12.534cm" svg:y2="2.417cm">
          <text:p/>
        </draw:line>
        <draw:line draw:style-name="gr9" draw:text-style-name="P1" draw:layer="layout" svg:x1="12.669cm" svg:y1="2.471cm" svg:x2="12.751cm" svg:y2="2.503cm">
          <text:p/>
        </draw:line>
        <draw:line draw:style-name="gr9" draw:text-style-name="P1" draw:layer="layout" svg:x1="12.886cm" svg:y1="2.557cm" svg:x2="12.968cm" svg:y2="2.589cm">
          <text:p/>
        </draw:line>
        <draw:line draw:style-name="gr9" draw:text-style-name="P1" draw:layer="layout" svg:x1="13.102cm" svg:y1="2.643cm" svg:x2="13.184cm" svg:y2="2.675cm">
          <text:p/>
        </draw:line>
        <draw:line draw:style-name="gr9" draw:text-style-name="P1" draw:layer="layout" svg:x1="13.319cm" svg:y1="2.729cm" svg:x2="13.401cm" svg:y2="2.762cm">
          <text:p/>
        </draw:line>
        <draw:line draw:style-name="gr9" draw:text-style-name="P1" draw:layer="layout" svg:x1="13.536cm" svg:y1="2.815cm" svg:x2="13.617cm" svg:y2="2.848cm">
          <text:p/>
        </draw:line>
        <draw:line draw:style-name="gr9" draw:text-style-name="P1" draw:layer="layout" svg:x1="13.752cm" svg:y1="2.901cm" svg:x2="13.834cm" svg:y2="2.934cm">
          <text:p/>
        </draw:line>
        <draw:line draw:style-name="gr9" draw:text-style-name="P1" draw:layer="layout" svg:x1="13.969cm" svg:y1="2.987cm" svg:x2="14.051cm" svg:y2="3.02cm">
          <text:p/>
        </draw:line>
        <draw:line draw:style-name="gr9" draw:text-style-name="P1" draw:layer="layout" svg:x1="14.185cm" svg:y1="3.074cm" svg:x2="14.267cm" svg:y2="3.106cm">
          <text:p/>
        </draw:line>
        <draw:line draw:style-name="gr9" draw:text-style-name="P1" draw:layer="layout" svg:x1="14.364cm" svg:y1="3.188cm" svg:x2="14.37cm" svg:y2="3.276cm">
          <text:p/>
        </draw:line>
        <draw:line draw:style-name="gr9" draw:text-style-name="P1" draw:layer="layout" svg:x1="14.382cm" svg:y1="3.421cm" svg:x2="14.389cm" svg:y2="3.508cm">
          <text:p/>
        </draw:line>
        <draw:line draw:style-name="gr9" draw:text-style-name="P1" draw:layer="layout" svg:x1="14.4cm" svg:y1="3.653cm" svg:x2="14.407cm" svg:y2="3.741cm">
          <text:p/>
        </draw:line>
        <draw:line draw:style-name="gr9" draw:text-style-name="P1" draw:layer="layout" svg:x1="14.418cm" svg:y1="3.885cm" svg:x2="14.425cm" svg:y2="3.973cm">
          <text:p/>
        </draw:line>
        <draw:line draw:style-name="gr9" draw:text-style-name="P1" draw:layer="layout" svg:x1="14.437cm" svg:y1="4.118cm" svg:x2="14.444cm" svg:y2="4.205cm">
          <text:p/>
        </draw:line>
        <draw:line draw:style-name="gr9" draw:text-style-name="P1" draw:layer="layout" svg:x1="14.455cm" svg:y1="4.35cm" svg:x2="14.462cm" svg:y2="4.438cm">
          <text:p/>
        </draw:line>
        <draw:line draw:style-name="gr9" draw:text-style-name="P1" draw:layer="layout" svg:x1="14.473cm" svg:y1="4.582cm" svg:x2="14.48cm" svg:y2="4.67cm">
          <text:p/>
        </draw:line>
        <draw:line draw:style-name="gr9" draw:text-style-name="P1" draw:layer="layout" svg:x1="14.492cm" svg:y1="4.815cm" svg:x2="14.499cm" svg:y2="4.903cm">
          <text:p/>
        </draw:line>
        <draw:line draw:style-name="gr9" draw:text-style-name="P1" draw:layer="layout" svg:x1="14.51cm" svg:y1="5.047cm" svg:x2="14.517cm" svg:y2="5.135cm">
          <text:p/>
        </draw:line>
        <draw:line draw:style-name="gr9" draw:text-style-name="P1" draw:layer="layout" svg:x1="14.528cm" svg:y1="5.28cm" svg:x2="14.535cm" svg:y2="5.367cm">
          <text:p/>
        </draw:line>
        <draw:line draw:style-name="gr9" draw:text-style-name="P1" draw:layer="layout" svg:x1="14.546cm" svg:y1="5.512cm" svg:x2="14.553cm" svg:y2="5.6cm">
          <text:p/>
        </draw:line>
        <draw:line draw:style-name="gr9" draw:text-style-name="P1" draw:layer="layout" svg:x1="14.565cm" svg:y1="5.744cm" svg:x2="14.572cm" svg:y2="5.832cm">
          <text:p/>
        </draw:line>
        <draw:line draw:style-name="gr9" draw:text-style-name="P1" draw:layer="layout" svg:x1="14.583cm" svg:y1="5.977cm" svg:x2="14.59cm" svg:y2="6.065cm">
          <text:p/>
        </draw:line>
        <draw:line draw:style-name="gr9" draw:text-style-name="P1" draw:layer="layout" svg:x1="14.601cm" svg:y1="6.209cm" svg:x2="14.608cm" svg:y2="6.297cm">
          <text:p/>
        </draw:line>
        <draw:line draw:style-name="gr9" draw:text-style-name="P1" draw:layer="layout" svg:x1="14.608cm" svg:y1="6.441cm" svg:x2="14.603cm" svg:y2="6.529cm">
          <text:p/>
        </draw:line>
        <draw:line draw:style-name="gr9" draw:text-style-name="P1" draw:layer="layout" svg:x1="14.595cm" svg:y1="6.674cm" svg:x2="14.591cm" svg:y2="6.761cm">
          <text:p/>
        </draw:line>
        <draw:line draw:style-name="gr9" draw:text-style-name="P1" draw:layer="layout" svg:x1="14.583cm" svg:y1="6.906cm" svg:x2="14.578cm" svg:y2="6.994cm">
          <text:p/>
        </draw:line>
        <draw:line draw:style-name="gr9" draw:text-style-name="P1" draw:layer="layout" svg:x1="14.571cm" svg:y1="7.139cm" svg:x2="14.566cm" svg:y2="7.227cm">
          <text:p/>
        </draw:line>
        <draw:line draw:style-name="gr9" draw:text-style-name="P1" draw:layer="layout" svg:x1="14.558cm" svg:y1="7.372cm" svg:x2="14.554cm" svg:y2="7.46cm">
          <text:p/>
        </draw:line>
        <draw:line draw:style-name="gr9" draw:text-style-name="P1" draw:layer="layout" svg:x1="14.546cm" svg:y1="7.605cm" svg:x2="14.541cm" svg:y2="7.693cm">
          <text:p/>
        </draw:line>
        <draw:line draw:style-name="gr9" draw:text-style-name="P1" draw:layer="layout" svg:x1="14.534cm" svg:y1="7.837cm" svg:x2="14.529cm" svg:y2="7.925cm">
          <text:p/>
        </draw:line>
        <draw:line draw:style-name="gr9" draw:text-style-name="P1" draw:layer="layout" svg:x1="14.521cm" svg:y1="8.07cm" svg:x2="14.517cm" svg:y2="8.158cm">
          <text:p/>
        </draw:line>
        <draw:line draw:style-name="gr9" draw:text-style-name="P1" draw:layer="layout" svg:x1="14.509cm" svg:y1="8.303cm" svg:x2="14.504cm" svg:y2="8.391cm">
          <text:p/>
        </draw:line>
        <draw:line draw:style-name="gr9" draw:text-style-name="P1" draw:layer="layout" svg:x1="14.497cm" svg:y1="8.536cm" svg:x2="14.492cm" svg:y2="8.624cm">
          <text:p/>
        </draw:line>
        <draw:line draw:style-name="gr9" draw:text-style-name="P1" draw:layer="layout" svg:x1="14.484cm" svg:y1="8.769cm" svg:x2="14.48cm" svg:y2="8.856cm">
          <text:p/>
        </draw:line>
        <draw:line draw:style-name="gr9" draw:text-style-name="P1" draw:layer="layout" svg:x1="14.472cm" svg:y1="9.001cm" svg:x2="14.467cm" svg:y2="9.089cm">
          <text:p/>
        </draw:line>
        <draw:line draw:style-name="gr9" draw:text-style-name="P1" draw:layer="layout" svg:x1="14.459cm" svg:y1="9.234cm" svg:x2="14.455cm" svg:y2="9.322cm">
          <text:p/>
        </draw:line>
        <draw:line draw:style-name="gr9" draw:text-style-name="P1" draw:layer="layout" svg:x1="14.447cm" svg:y1="9.467cm" svg:x2="14.442cm" svg:y2="9.555cm">
          <text:p/>
        </draw:line>
        <draw:line draw:style-name="gr9" draw:text-style-name="P1" draw:layer="layout" svg:x1="14.375cm" svg:y1="9.617cm" svg:x2="14.29cm" svg:y2="9.593cm">
          <text:p/>
        </draw:line>
        <draw:line draw:style-name="gr9" draw:text-style-name="P1" draw:layer="layout" svg:x1="14.151cm" svg:y1="9.555cm" svg:x2="14.066cm" svg:y2="9.531cm">
          <text:p/>
        </draw:line>
        <draw:line draw:style-name="gr9" draw:text-style-name="P1" draw:layer="layout" svg:x1="13.926cm" svg:y1="9.493cm" svg:x2="13.841cm" svg:y2="9.469cm">
          <text:p/>
        </draw:line>
        <draw:line draw:style-name="gr9" draw:text-style-name="P1" draw:layer="layout" svg:x1="13.701cm" svg:y1="9.43cm" svg:x2="13.616cm" svg:y2="9.407cm">
          <text:p/>
        </draw:line>
        <draw:line draw:style-name="gr9" draw:text-style-name="P1" draw:layer="layout" svg:x1="13.476cm" svg:y1="9.368cm" svg:x2="13.392cm" svg:y2="9.345cm">
          <text:p/>
        </draw:line>
        <draw:line draw:style-name="gr9" draw:text-style-name="P1" draw:layer="layout" svg:x1="13.252cm" svg:y1="9.306cm" svg:x2="13.167cm" svg:y2="9.283cm">
          <text:p/>
        </draw:line>
        <draw:line draw:style-name="gr9" draw:text-style-name="P1" draw:layer="layout" svg:x1="13.027cm" svg:y1="9.244cm" svg:x2="12.942cm" svg:y2="9.221cm">
          <text:p/>
        </draw:line>
        <draw:line draw:style-name="gr9" draw:text-style-name="P1" draw:layer="layout" svg:x1="12.802cm" svg:y1="9.182cm" svg:x2="12.718cm" svg:y2="9.158cm">
          <text:p/>
        </draw:line>
        <draw:line draw:style-name="gr9" draw:text-style-name="P1" draw:layer="layout" svg:x1="12.578cm" svg:y1="9.12cm" svg:x2="12.493cm" svg:y2="9.096cm">
          <text:p/>
        </draw:line>
        <draw:line draw:style-name="gr9" draw:text-style-name="P1" draw:layer="layout" svg:x1="12.353cm" svg:y1="9.058cm" svg:x2="12.268cm" svg:y2="9.034cm">
          <text:p/>
        </draw:line>
        <draw:line draw:style-name="gr9" draw:text-style-name="P1" draw:layer="layout" svg:x1="12.128cm" svg:y1="8.995cm" svg:x2="12.044cm" svg:y2="8.972cm">
          <text:p/>
        </draw:line>
        <draw:line draw:style-name="gr9" draw:text-style-name="P1" draw:layer="layout" svg:x1="11.904cm" svg:y1="8.933cm" svg:x2="11.819cm" svg:y2="8.91cm">
          <text:p/>
        </draw:line>
        <draw:line draw:style-name="gr9" draw:text-style-name="P1" draw:layer="layout" svg:x1="11.679cm" svg:y1="8.871cm" svg:x2="11.594cm" svg:y2="8.848cm">
          <text:p/>
        </draw:line>
        <draw:line draw:style-name="gr9" draw:text-style-name="P1" draw:layer="layout" svg:x1="11.454cm" svg:y1="8.809cm" svg:x2="11.37cm" svg:y2="8.786cm">
          <text:p/>
        </draw:line>
        <draw:polyline draw:style-name="gr9" draw:text-style-name="P1" draw:layer="layout" svg:width="0.084cm" svg:height="0.02cm" svg:x="11.145cm" svg:y="8.726cm" svg:viewBox="0 0 85 21" draw:points="85,21 8,0 0,2">
          <text:p/>
        </draw:polyline>
        <draw:line draw:style-name="gr9" draw:text-style-name="P1" draw:layer="layout" svg:x1="11.005cm" svg:y1="8.765cm" svg:x2="10.92cm" svg:y2="8.788cm">
          <text:p/>
        </draw:line>
        <draw:line draw:style-name="gr9" draw:text-style-name="P1" draw:layer="layout" svg:x1="10.78cm" svg:y1="8.826cm" svg:x2="10.695cm" svg:y2="8.848cm">
          <text:p/>
        </draw:line>
        <draw:line draw:style-name="gr9" draw:text-style-name="P1" draw:layer="layout" svg:x1="10.554cm" svg:y1="8.886cm" svg:x2="10.469cm" svg:y2="8.909cm">
          <text:p/>
        </draw:line>
        <draw:line draw:style-name="gr9" draw:text-style-name="P1" draw:layer="layout" svg:x1="10.329cm" svg:y1="8.946cm" svg:x2="10.244cm" svg:y2="8.969cm">
          <text:p/>
        </draw:line>
        <draw:line draw:style-name="gr9" draw:text-style-name="P1" draw:layer="layout" svg:x1="10.104cm" svg:y1="9.006cm" svg:x2="10.019cm" svg:y2="9.029cm">
          <text:p/>
        </draw:line>
        <draw:line draw:style-name="gr9" draw:text-style-name="P1" draw:layer="layout" svg:x1="9.879cm" svg:y1="9.067cm" svg:x2="9.794cm" svg:y2="9.089cm">
          <text:p/>
        </draw:line>
        <draw:line draw:style-name="gr9" draw:text-style-name="P1" draw:layer="layout" svg:x1="9.654cm" svg:y1="9.127cm" svg:x2="9.569cm" svg:y2="9.15cm">
          <text:p/>
        </draw:line>
        <draw:line draw:style-name="gr9" draw:text-style-name="P1" draw:layer="layout" svg:x1="9.429cm" svg:y1="9.187cm" svg:x2="9.344cm" svg:y2="9.21cm">
          <text:p/>
        </draw:line>
        <draw:line draw:style-name="gr9" draw:text-style-name="P1" draw:layer="layout" svg:x1="9.204cm" svg:y1="9.248cm" svg:x2="9.119cm" svg:y2="9.27cm">
          <text:p/>
        </draw:line>
        <draw:line draw:style-name="gr9" draw:text-style-name="P1" draw:layer="layout" svg:x1="8.979cm" svg:y1="9.308cm" svg:x2="8.894cm" svg:y2="9.331cm">
          <text:p/>
        </draw:line>
        <draw:line draw:style-name="gr9" draw:text-style-name="P1" draw:layer="layout" svg:x1="8.754cm" svg:y1="9.368cm" svg:x2="8.669cm" svg:y2="9.391cm">
          <text:p/>
        </draw:line>
        <draw:line draw:style-name="gr9" draw:text-style-name="P1" draw:layer="layout" svg:x1="8.529cm" svg:y1="9.429cm" svg:x2="8.444cm" svg:y2="9.451cm">
          <text:p/>
        </draw:line>
        <draw:line draw:style-name="gr9" draw:text-style-name="P1" draw:layer="layout" svg:x1="8.304cm" svg:y1="9.489cm" svg:x2="8.219cm" svg:y2="9.512cm">
          <text:p/>
        </draw:line>
        <draw:line draw:style-name="gr9" draw:text-style-name="P1" draw:layer="layout" svg:x1="8.078cm" svg:y1="9.549cm" svg:x2="7.993cm" svg:y2="9.572cm">
          <text:p/>
        </draw:line>
        <draw:line draw:style-name="gr9" draw:text-style-name="P1" draw:layer="layout" svg:x1="7.915cm" svg:y1="9.538cm" svg:x2="7.927cm" svg:y2="9.451cm">
          <text:p/>
        </draw:line>
        <draw:line draw:style-name="gr9" draw:text-style-name="P1" draw:layer="layout" svg:x1="7.946cm" svg:y1="9.307cm" svg:x2="7.958cm" svg:y2="9.22cm">
          <text:p/>
        </draw:line>
        <draw:line draw:style-name="gr9" draw:text-style-name="P1" draw:layer="layout" svg:x1="7.977cm" svg:y1="9.076cm" svg:x2="7.988cm" svg:y2="8.989cm">
          <text:p/>
        </draw:line>
        <draw:line draw:style-name="gr9" draw:text-style-name="P1" draw:layer="layout" svg:x1="8.008cm" svg:y1="8.845cm" svg:x2="8.019cm" svg:y2="8.758cm">
          <text:p/>
        </draw:line>
        <draw:line draw:style-name="gr9" draw:text-style-name="P1" draw:layer="layout" svg:x1="8.038cm" svg:y1="8.614cm" svg:x2="8.05cm" svg:y2="8.527cm">
          <text:p/>
        </draw:line>
        <draw:line draw:style-name="gr9" draw:text-style-name="P1" draw:layer="layout" svg:x1="8.069cm" svg:y1="8.383cm" svg:x2="8.08cm" svg:y2="8.296cm">
          <text:p/>
        </draw:line>
        <draw:line draw:style-name="gr9" draw:text-style-name="P1" draw:layer="layout" svg:x1="8.1cm" svg:y1="8.152cm" svg:x2="8.111cm" svg:y2="8.065cm">
          <text:p/>
        </draw:line>
        <draw:line draw:style-name="gr9" draw:text-style-name="P1" draw:layer="layout" svg:x1="8.13cm" svg:y1="7.921cm" svg:x2="8.142cm" svg:y2="7.834cm">
          <text:p/>
        </draw:line>
        <draw:line draw:style-name="gr9" draw:text-style-name="P1" draw:layer="layout" svg:x1="8.161cm" svg:y1="7.69cm" svg:x2="8.172cm" svg:y2="7.603cm">
          <text:p/>
        </draw:line>
        <draw:line draw:style-name="gr9" draw:text-style-name="P1" draw:layer="layout" svg:x1="8.192cm" svg:y1="7.459cm" svg:x2="8.203cm" svg:y2="7.372cm">
          <text:p/>
        </draw:line>
        <draw:line draw:style-name="gr9" draw:text-style-name="P1" draw:layer="layout" svg:x1="8.222cm" svg:y1="7.228cm" svg:x2="8.234cm" svg:y2="7.14cm">
          <text:p/>
        </draw:line>
        <draw:line draw:style-name="gr9" draw:text-style-name="P1" draw:layer="layout" svg:x1="8.253cm" svg:y1="6.997cm" svg:x2="8.264cm" svg:y2="6.909cm">
          <text:p/>
        </draw:line>
        <draw:line draw:style-name="gr9" draw:text-style-name="P1" draw:layer="layout" svg:x1="8.284cm" svg:y1="6.765cm" svg:x2="8.295cm" svg:y2="6.678cm">
          <text:p/>
        </draw:line>
        <draw:line draw:style-name="gr9" draw:text-style-name="P1" draw:layer="layout" svg:x1="8.314cm" svg:y1="6.534cm" svg:x2="8.326cm" svg:y2="6.447cm">
          <text:p/>
        </draw:line>
        <draw:line draw:style-name="gr9" draw:text-style-name="P1" draw:layer="layout" svg:x1="8.358cm" svg:y1="6.308cm" svg:x2="8.394cm" svg:y2="6.228cm">
          <text:p/>
        </draw:line>
        <draw:line draw:style-name="gr9" draw:text-style-name="P1" draw:layer="layout" svg:x1="8.453cm" svg:y1="6.095cm" svg:x2="8.489cm" svg:y2="6.015cm">
          <text:p/>
        </draw:line>
        <draw:line draw:style-name="gr9" draw:text-style-name="P1" draw:layer="layout" svg:x1="8.548cm" svg:y1="5.882cm" svg:x2="8.584cm" svg:y2="5.802cm">
          <text:p/>
        </draw:line>
        <draw:line draw:style-name="gr9" draw:text-style-name="P1" draw:layer="layout" svg:x1="8.643cm" svg:y1="5.669cm" svg:x2="8.679cm" svg:y2="5.589cm">
          <text:p/>
        </draw:line>
        <draw:line draw:style-name="gr9" draw:text-style-name="P1" draw:layer="layout" svg:x1="8.738cm" svg:y1="5.456cm" svg:x2="8.774cm" svg:y2="5.376cm">
          <text:p/>
        </draw:line>
        <draw:line draw:style-name="gr9" draw:text-style-name="P1" draw:layer="layout" svg:x1="8.833cm" svg:y1="5.244cm" svg:x2="8.869cm" svg:y2="5.163cm">
          <text:p/>
        </draw:line>
        <draw:line draw:style-name="gr9" draw:text-style-name="P1" draw:layer="layout" svg:x1="8.928cm" svg:y1="5.031cm" svg:x2="8.964cm" svg:y2="4.95cm">
          <text:p/>
        </draw:line>
        <draw:line draw:style-name="gr9" draw:text-style-name="P1" draw:layer="layout" svg:x1="9.023cm" svg:y1="4.818cm" svg:x2="9.059cm" svg:y2="4.738cm">
          <text:p/>
        </draw:line>
        <draw:line draw:style-name="gr9" draw:text-style-name="P1" draw:layer="layout" svg:x1="9.118cm" svg:y1="4.605cm" svg:x2="9.154cm" svg:y2="4.525cm">
          <text:p/>
        </draw:line>
        <draw:line draw:style-name="gr9" draw:text-style-name="P1" draw:layer="layout" svg:x1="9.216cm" svg:y1="4.394cm" svg:x2="9.269cm" svg:y2="4.324cm">
          <text:p/>
        </draw:line>
        <draw:line draw:style-name="gr9" draw:text-style-name="P1" draw:layer="layout" svg:x1="9.357cm" svg:y1="4.209cm" svg:x2="9.411cm" svg:y2="4.139cm">
          <text:p/>
        </draw:line>
        <draw:line draw:style-name="gr9" draw:text-style-name="P1" draw:layer="layout" svg:x1="9.498cm" svg:y1="4.024cm" svg:x2="9.552cm" svg:y2="3.954cm">
          <text:p/>
        </draw:line>
        <draw:line draw:style-name="gr9" draw:text-style-name="P1" draw:layer="layout" svg:x1="9.64cm" svg:y1="3.839cm" svg:x2="9.694cm" svg:y2="3.769cm">
          <text:p/>
        </draw:line>
        <draw:line draw:style-name="gr9" draw:text-style-name="P1" draw:layer="layout" svg:x1="9.782cm" svg:y1="3.654cm" svg:x2="9.836cm" svg:y2="3.584cm">
          <text:p/>
        </draw:line>
        <draw:line draw:style-name="gr9" draw:text-style-name="P1" draw:layer="layout" svg:x1="9.924cm" svg:y1="3.469cm" svg:x2="9.978cm" svg:y2="3.399cm">
          <text:p/>
        </draw:line>
        <draw:line draw:style-name="gr9" draw:text-style-name="P1" draw:layer="layout" svg:x1="10.066cm" svg:y1="3.284cm" svg:x2="10.12cm" svg:y2="3.214cm">
          <text:p/>
        </draw:line>
        <draw:line draw:style-name="gr9" draw:text-style-name="P1" draw:layer="layout" svg:x1="10.208cm" svg:y1="3.099cm" svg:x2="10.261cm" svg:y2="3.029cm">
          <text:p/>
        </draw:line>
        <draw:line draw:style-name="gr9" draw:text-style-name="P1" draw:layer="layout" svg:x1="10.35cm" svg:y1="2.914cm" svg:x2="10.403cm" svg:y2="2.844cm">
          <text:p/>
        </draw:line>
        <draw:line draw:style-name="gr9" draw:text-style-name="P1" draw:layer="layout" svg:x1="10.492cm" svg:y1="2.729cm" svg:x2="10.545cm" svg:y2="2.659cm">
          <text:p/>
        </draw:line>
        <draw:line draw:style-name="gr9" draw:text-style-name="P1" draw:layer="layout" svg:x1="10.634cm" svg:y1="2.544cm" svg:x2="10.687cm" svg:y2="2.475cm">
          <text:p/>
        </draw:line>
        <draw:line draw:style-name="gr9" draw:text-style-name="P1" draw:layer="layout" svg:x1="10.776cm" svg:y1="2.359cm" svg:x2="10.829cm" svg:y2="2.29cm">
          <text:p/>
        </draw:line>
        <draw:line draw:style-name="gr9" draw:text-style-name="P1" draw:layer="layout" svg:x1="10.917cm" svg:y1="2.174cm" svg:x2="10.971cm" svg:y2="2.105cm">
          <text:p/>
        </draw:line>
        <draw:line draw:style-name="gr9" draw:text-style-name="P1" draw:layer="layout" svg:x1="11.059cm" svg:y1="1.99cm" svg:x2="11.113cm" svg:y2="1.92cm">
          <text:p/>
        </draw:line>
        <draw:path draw:style-name="gr10" draw:text-style-name="P5" draw:layer="layout" svg:width="9.425cm" svg:height="9.424cm" svg:x="6.441cm" svg:y="1.637cm" svg:viewBox="0 0 9426 9425" svg:d="M4713 0c-619 0-1232 122-1804 359-571 237-1091 584-1529 1022-437 437-784 957-1021 1529-237 571-359 1184-359 1803s122 1232 359 1802c237 572 584 1092 1021 1529 438 438 958 785 1529 1022 572 237 1185 359 1804 359s1232-122 1803-359c572-237 1092-584 1529-1022 438-437 785-957 1022-1529 237-570 359-1183 359-1802s-122-1232-359-1803c-237-572-584-1092-1022-1529-437-438-957-785-1529-1022-571-237-1184-359-1803-359z">
          <text:p/>
        </draw:path>
        <draw:frame draw:style-name="gr11" draw:text-style-name="P6" draw:layer="layout" svg:width="5.642cm" svg:height="3.508cm" svg:x="0.526cm" svg:y="1.91cm">
          <draw:image xlink:href="Pictures/10000201000000D5000000859A4A9A9171883DFA.png" xlink:type="simple" xlink:show="embed" xlink:actuate="onLoad" loext:mime-type="image/png">
            <text:p/>
          </draw:image>
        </draw:frame>
        <draw:line draw:style-name="gr12" draw:text-style-name="P1" draw:layer="layout" svg:x1="0.776cm" svg:y1="2.379cm" svg:x2="1.937cm" svg:y2="2.379cm">
          <text:p/>
        </draw:line>
        <draw:path draw:style-name="gr13" draw:text-style-name="P2" draw:layer="layout" svg:width="0.312cm" svg:height="0.414cm" svg:x="2.444cm" svg:y="2.167cm" svg:viewBox="0 0 313 415" svg:d="M0 415v-415h156c31 0 57 4 76 13s34 21 45 38c11 18 16 36 16 55 0 18-4 35-14 50-10 16-24 29-44 38 25 8 45 20 58 38 14 18 20 39 20 63 0 20-4 38-12 54-8 17-18 30-30 39s-28 16-46 21c-18 4-40 6-67 6zM55 175h90c24 0 41-2 52-5 14-4 25-11 32-21s10-22 10-36-3-26-10-37c-6-10-16-17-28-21s-33-6-63-6h-83zM55 366h103c18 0 30 0 38-2 12-2 23-6 31-11 9-5 16-13 21-23 6-10 9-22 9-35 0-15-4-29-12-40-8-12-19-20-33-24-14-5-35-7-61-7h-96z">
          <text:p/>
        </draw:path>
        <draw:path draw:style-name="gr13" draw:text-style-name="P2" draw:layer="layout" svg:width="0.277cm" svg:height="0.313cm" svg:x="2.809cm" svg:y="2.275cm" svg:viewBox="0 0 278 314" svg:d="M214 270c-19 16-37 28-54 34-18 7-37 10-57 10-33 0-58-8-76-24s-27-37-27-62c0-15 4-28 10-40 7-12 16-23 27-30 11-8 23-13 37-16 10-3 25-6 45-8 41-5 71-11 91-18 0-7 0-11 0-13 0-21-5-35-14-44-13-11-33-17-58-17-24 0-42 3-54 12s-19 24-25 45l-50-7c5-21 12-37 23-51s25-24 45-31c19-7 42-10 68-10s47 3 63 9 27 13 35 23c8 9 13 20 16 34 2 9 2 25 2 47v68c0 48 2 78 4 90 2 13 6 25 13 36h-54c-5-10-8-22-10-37zM210 156c-19 8-46 14-83 20-21 3-36 6-45 10s-15 9-20 16c-5 8-7 16-7 25 0 13 5 25 15 34 11 9 26 13 45 13 20 0 38-5 53-13 15-9 26-20 34-35 5-11 8-28 8-51z">
          <text:p/>
        </draw:path>
        <draw:polygon draw:style-name="gr13" draw:text-style-name="P2" draw:layer="layout" svg:width="0.05cm" svg:height="0.414cm" svg:x="3.148cm" svg:y="2.167cm" svg:viewBox="0 0 51 415" draw:points="0,415 0,0 51,0 51,415">
          <text:p/>
        </draw:polygon>
        <draw:path draw:style-name="gr13" draw:text-style-name="P2" draw:layer="layout" svg:width="0.313cm" svg:height="0.414cm" svg:x="3.444cm" svg:y="2.167cm" svg:viewBox="0 0 314 415" svg:d="M0 415v-415h156c32 0 56 4 76 13 19 9 35 21 45 38 11 18 17 36 17 55 0 18-5 35-15 50-9 16-24 29-43 38 25 8 44 20 58 38 13 18 20 39 20 63 0 20-4 38-12 54-9 17-19 30-31 39s-27 16-45 21c-19 4-41 6-67 6zM55 175h90c24 0 42-2 52-5 14-4 25-11 32-21s11-22 11-36-4-26-10-37c-7-10-16-17-29-21-12-4-33-6-63-6h-83zM55 366h104c17 0 30 0 37-2 13-2 23-6 32-11 8-5 15-13 21-23 5-10 8-22 8-35 0-15-4-29-12-40-8-12-19-20-33-24-14-5-34-7-61-7h-96z">
          <text:p/>
        </draw:path>
        <draw:path draw:style-name="gr13" draw:text-style-name="P2" draw:layer="layout" svg:width="0.396cm" svg:height="0.414cm" svg:x="3.832cm" svg:y="2.167cm" svg:viewBox="0 0 397 415" svg:d="M0 415v-415h83l98 294c9 28 16 48 20 62 5-15 12-38 22-67l100-289h74v415h-53v-347l-121 347h-50l-120-353v353z">
          <text:p/>
        </draw:path>
        <draw:path draw:style-name="gr13" draw:text-style-name="P2" draw:layer="layout" svg:width="0.286cm" svg:height="0.414cm" svg:x="4.28cm" svg:y="2.167cm" svg:viewBox="0 0 287 415" svg:d="M180 415v-99h-180v-47l190-269h41v269h56v47h-56v99zM180 269v-187l-130 187z">
          <text:p/>
        </draw:path>
        <draw:polygon draw:style-name="gr13" draw:text-style-name="P2" draw:layer="layout" svg:width="0.161cm" svg:height="0.429cm" svg:x="4.595cm" svg:y="2.16cm" svg:viewBox="0 0 162 430" draw:points="0,430 121,0 162,0 41,430">
          <text:p/>
        </draw:polygon>
        <draw:path draw:style-name="gr13" draw:text-style-name="P2" draw:layer="layout" svg:width="0.274cm" svg:height="0.416cm" svg:x="4.781cm" svg:y="2.173cm" svg:viewBox="0 0 275 417" svg:d="M0 301l53-5c4 26 14 46 28 59s32 20 52 20c25 0 46-10 63-28 17-19 25-43 25-74 0-29-8-52-24-69-17-17-38-25-65-25-16 0-31 4-44 11-13 8-24 17-31 29l-48-6 40-213h207v48h-166l-22 112c24-17 51-26 78-26 36 0 67 12 92 38 25 25 37 57 37 97 0 37-11 70-33 97-26 34-63 51-109 51-37 0-68-11-92-32s-38-49-41-84z">
          <text:p/>
        </draw:path>
        <draw:polygon draw:style-name="gr13" draw:text-style-name="P2" draw:layer="layout" svg:width="0.156cm" svg:height="0.051cm" svg:x="5.098cm" svg:y="2.406cm" svg:viewBox="0 0 157 52" draw:points="0,52 0,0 157,0 157,52">
          <text:p/>
        </draw:polygon>
        <draw:path draw:style-name="gr13" draw:text-style-name="P2" draw:layer="layout" svg:width="0.243cm" svg:height="0.307cm" svg:x="5.31cm" svg:y="2.281cm" svg:viewBox="0 0 244 308" svg:d="M198 301v-44c-23 34-55 51-95 51-18 0-34-3-50-10-15-7-27-15-34-26-8-10-13-23-16-37-2-10-3-26-3-48v-187h51v167c0 27 1 45 3 54 3 14 10 24 21 32 10 8 23 11 38 11s29-4 43-11c13-8 23-19 29-32 5-14 8-34 8-59v-162h51v301z">
          <text:p/>
        </draw:path>
        <draw:path draw:style-name="gr13" draw:text-style-name="P2" draw:layer="layout" svg:width="0.26cm" svg:height="0.422cm" svg:x="5.634cm" svg:y="2.275cm" svg:viewBox="0 0 261 423" svg:d="M0 423v-417h47v40c11-16 23-27 37-35s30-11 50-11c26 0 48 5 68 19 20 13 34 32 44 57 10 24 15 50 15 79 0 31-5 58-16 83s-27 43-48 57c-21 13-44 19-67 19-17 0-32-3-46-10-13-8-24-17-33-28v147zM46 159c0 38 8 67 24 86 15 18 34 27 57 27 22 0 42-9 58-28 16-20 24-49 24-90 0-38-8-67-23-86-16-19-35-28-57-28s-41 10-58 30c-16 20-25 50-25 89z">
          <text:p/>
        </draw:path>
        <draw:line draw:style-name="gr7" draw:text-style-name="P1" draw:layer="layout" svg:x1="0.776cm" svg:y1="3.201cm" svg:x2="0.863cm" svg:y2="3.201cm">
          <text:p/>
        </draw:line>
        <draw:line draw:style-name="gr7" draw:text-style-name="P1" draw:layer="layout" svg:x1="1.009cm" svg:y1="3.201cm" svg:x2="1.097cm" svg:y2="3.201cm">
          <text:p/>
        </draw:line>
        <draw:line draw:style-name="gr7" draw:text-style-name="P1" draw:layer="layout" svg:x1="1.242cm" svg:y1="3.201cm" svg:x2="1.33cm" svg:y2="3.201cm">
          <text:p/>
        </draw:line>
        <draw:line draw:style-name="gr7" draw:text-style-name="P1" draw:layer="layout" svg:x1="1.475cm" svg:y1="3.201cm" svg:x2="1.563cm" svg:y2="3.201cm">
          <text:p/>
        </draw:line>
        <draw:line draw:style-name="gr7" draw:text-style-name="P1" draw:layer="layout" svg:x1="1.708cm" svg:y1="3.201cm" svg:x2="1.796cm" svg:y2="3.201cm">
          <text:p/>
        </draw:line>
        <draw:path draw:style-name="gr14" draw:text-style-name="P2" draw:layer="layout" svg:width="0.312cm" svg:height="0.415cm" svg:x="2.444cm" svg:y="2.988cm" svg:viewBox="0 0 313 416" svg:d="M0 416v-416h156c31 0 57 4 76 13s34 21 45 39c11 17 16 35 16 54 0 18-4 35-14 51-10 15-24 28-44 38 25 7 45 20 58 37 14 18 20 39 20 63 0 20-4 38-12 55-8 16-18 29-30 38s-28 16-46 21c-18 4-40 7-67 7zM55 175h90c24 0 41-2 52-5 14-4 25-11 32-21 7-9 10-21 10-36 0-14-3-26-10-36-6-11-16-18-28-22s-33-6-63-6h-83zM55 367h103c18 0 30-1 38-2 12-3 23-6 31-12 9-5 16-13 21-23 6-10 9-21 9-35 0-15-4-29-12-40-8-12-19-20-33-24-14-5-35-7-61-7h-96z">
          <text:p/>
        </draw:path>
        <draw:path draw:style-name="gr14" draw:text-style-name="P2" draw:layer="layout" svg:width="0.277cm" svg:height="0.314cm" svg:x="2.809cm" svg:y="3.096cm" svg:viewBox="0 0 278 315" svg:d="M214 271c-19 16-37 27-54 34-18 6-37 10-57 10-33 0-58-9-76-25s-27-36-27-62c0-14 4-28 10-40 7-12 16-22 27-29 11-8 23-13 37-17 10-3 25-5 45-8 41-5 71-11 91-17 0-7 0-12 0-14 0-20-5-35-14-44-13-11-33-17-58-17-24 0-43 4-54 13-12 8-19 23-25 44l-50-6c5-22 12-39 23-52s25-23 45-30c19-8 42-11 68-11s47 3 63 9 27 14 35 23 13 20 16 35c2 8 2 24 2 47v68c0 47 2 77 4 90 2 12 6 24 13 36h-54c-5-11-8-23-10-37zM210 157c-19 7-46 14-83 19-21 3-36 6-45 10s-15 9-20 17c-5 7-7 15-7 24 0 14 5 25 15 34 11 9 26 14 45 14 20 0 38-5 53-13 15-9 26-21 34-36 5-11 8-28 8-51z">
          <text:p/>
        </draw:path>
        <draw:polygon draw:style-name="gr14" draw:text-style-name="P2" draw:layer="layout" svg:width="0.05cm" svg:height="0.415cm" svg:x="3.148cm" svg:y="2.988cm" svg:viewBox="0 0 51 416" draw:points="0,416 0,0 51,0 51,416">
          <text:p/>
        </draw:polygon>
        <draw:polygon draw:style-name="gr14" draw:text-style-name="P2" draw:layer="layout" svg:width="0.155cm" svg:height="0.05cm" svg:x="3.259cm" svg:y="3.228cm" svg:viewBox="0 0 156 51" draw:points="0,51 0,0 156,0 156,51">
          <text:p/>
        </draw:polygon>
        <draw:path draw:style-name="gr14" draw:text-style-name="P2" draw:layer="layout" svg:width="0.152cm" svg:height="0.417cm" svg:x="3.497cm" svg:y="2.986cm" svg:viewBox="0 0 153 418" svg:d="M153 418h-51v-325c-12 11-28 23-48 35-20 11-38 20-54 26v-49c28-14 53-30 75-49 21-19 36-38 45-56h33z">
          <text:p/>
        </draw:path>
        <draw:path draw:style-name="gr14" draw:text-style-name="P2" draw:layer="layout" svg:width="0.27cm" svg:height="0.424cm" svg:x="3.781cm" svg:y="2.986cm" svg:viewBox="0 0 271 425" svg:d="M0 213c0-49 5-89 15-119s25-53 45-69 45-25 75-25c22 0 42 5 59 14s30 22 41 39 20 37 26 62c7 24 10 57 10 98 0 49-5 88-15 118s-25 53-45 69c-20 17-45 25-76 25-40 0-71-15-94-43-28-35-41-91-41-169zM52 213c0 68 8 113 24 136s36 34 59 34c24 0 43-11 59-34s24-68 24-136c0-69-8-114-24-137-16-22-36-33-59-33-24 0-43 10-57 29-17 26-26 73-26 141z">
          <text:p/>
        </draw:path>
        <draw:path draw:style-name="gr14" draw:text-style-name="P2" draw:layer="layout" svg:width="0.367cm" svg:height="0.429cm" svg:x="4.108cm" svg:y="2.981cm" svg:viewBox="0 0 368 430" svg:d="M313 277l55 14c-12 45-33 79-62 103-30 23-67 36-110 36-45 0-82-9-110-27-28-19-50-46-64-80-15-35-22-72-22-111 0-43 9-81 25-113 17-33 40-57 71-74 30-17 64-25 100-25 42 0 77 11 105 32 29 21 48 51 60 89l-54 13c-10-30-24-52-42-66-19-14-42-21-70-21-32 0-58 8-80 23-21 15-36 36-45 62s-13 52-13 80c0 35 4 66 15 92 10 26 27 46 48 59 22 13 46 20 71 20 31 0 57-9 78-27 22-18 36-44 44-79z">
          <text:p/>
        </draw:path>
        <draw:path draw:style-name="gr14" draw:text-style-name="P2" draw:layer="layout" svg:width="0.379cm" svg:height="0.415cm" svg:x="4.501cm" svg:y="2.988cm" svg:viewBox="0 0 380 416" svg:d="M161 416l-161-416h60l108 302c8 24 16 47 22 68 6-23 14-45 22-68l112-302h56l-162 416z">
          <text:p/>
        </draw:path>
        <draw:line draw:style-name="gr15" draw:text-style-name="P1" draw:layer="layout" svg:x1="0.776cm" svg:y1="4.029cm" svg:x2="1.937cm" svg:y2="4.029cm">
          <text:p/>
        </draw:line>
        <draw:path draw:style-name="gr16" draw:text-style-name="P2" draw:layer="layout" svg:width="0.271cm" svg:height="0.423cm" svg:x="2.426cm" svg:y="3.815cm" svg:viewBox="0 0 272 424" svg:d="M0 307l51-6c5 28 14 49 29 62 14 13 32 19 52 19 24 0 44-8 61-25 16-16 25-37 25-62 0-23-8-42-23-57-16-16-35-23-59-23-9 0-21 2-36 5l6-45c3 1 6 1 8 1 22 0 41-6 59-17 17-11 26-29 26-52 0-19-6-35-19-47s-29-18-49-18-37 6-50 18c-13 13-22 32-25 57l-51-10c6-34 20-60 42-79s50-28 83-28c22 0 43 5 62 14 19 10 34 23 44 40s15 35 15 54c0 18-5 34-14 49-10 15-24 26-43 35 25 6 44 17 57 35 14 18 21 40 21 67 0 37-14 67-40 93-26 25-60 37-100 37-37 0-67-10-91-32s-38-50-41-85z">
          <text:p/>
        </draw:path>
        <draw:polygon draw:style-name="gr16" draw:text-style-name="P2" draw:layer="layout" svg:width="0.342cm" svg:height="0.415cm" svg:x="2.767cm" svg:y="3.816cm" svg:viewBox="0 0 343 416" draw:points="0,416 0,0 55,0 55,207 261,0 336,0 161,169 343,416 271,416 123,206 55,272 55,416">
          <text:p/>
        </draw:polygon>
        <draw:polygon draw:style-name="gr16" draw:text-style-name="P2" draw:layer="layout" svg:width="0.155cm" svg:height="0.05cm" svg:x="3.13cm" svg:y="4.056cm" svg:viewBox="0 0 156 51" draw:points="0,51 0,0 156,0 156,51">
          <text:p/>
        </draw:polygon>
        <draw:path draw:style-name="gr16" draw:text-style-name="P2" draw:layer="layout" svg:width="0.313cm" svg:height="0.415cm" svg:x="3.347cm" svg:y="3.816cm" svg:viewBox="0 0 314 416" svg:d="M0 416v-416h156c32 0 57 5 77 13 19 8 34 21 45 39 10 17 16 36 16 55 0 18-5 34-15 50-9 16-24 28-43 38 25 7 44 20 58 38 13 17 20 38 20 63 0 19-4 37-12 54-9 17-19 29-31 39-12 9-27 15-45 20-19 5-41 7-67 7zM55 175h90c24 0 42-1 52-5 14-4 25-11 32-20 7-10 11-22 11-37 0-14-4-26-10-36-7-11-16-18-29-22-12-4-33-6-63-6h-83zM55 367h104c17 0 30-1 37-2 13-2 23-6 32-11 8-6 15-13 21-23 5-11 8-22 8-35 0-16-4-29-12-41-8-11-19-19-33-24s-34-7-61-7h-96z">
          <text:p/>
        </draw:path>
        <draw:path draw:style-name="gr16" draw:text-style-name="P2" draw:layer="layout" svg:width="0.396cm" svg:height="0.415cm" svg:x="3.735cm" svg:y="3.816cm" svg:viewBox="0 0 397 416" svg:d="M0 416v-416h83l98 295c9 27 16 48 20 61 5-15 12-37 22-66l100-290h74v416h-53v-348l-121 348h-50l-120-354v354z">
          <text:p/>
        </draw:path>
        <draw:path draw:style-name="gr16" draw:text-style-name="P2" draw:layer="layout" svg:width="0.286cm" svg:height="0.415cm" svg:x="4.183cm" svg:y="3.816cm" svg:viewBox="0 0 287 416" svg:d="M180 416v-99h-180v-47l190-270h41v270h56v47h-56v99zM180 270v-188l-130 188z">
          <text:p/>
        </draw:path>
        <draw:polygon draw:style-name="gr16" draw:text-style-name="P2" draw:layer="layout" svg:width="0.161cm" svg:height="0.429cm" svg:x="4.498cm" svg:y="3.809cm" svg:viewBox="0 0 162 430" draw:points="0,430 121,0 162,0 42,430">
          <text:p/>
        </draw:polygon>
        <draw:path draw:style-name="gr16" draw:text-style-name="P2" draw:layer="layout" svg:width="0.274cm" svg:height="0.416cm" svg:x="4.684cm" svg:y="3.822cm" svg:viewBox="0 0 275 417" svg:d="M0 301l53-4c4 26 14 45 28 59 14 13 32 19 52 19 25 0 46-9 63-28 17-18 25-43 25-73 0-29-8-52-24-69-17-17-38-25-65-25-16 0-31 3-44 11-13 7-24 17-31 29l-48-6 40-214h207v49h-166l-22 112c25-18 51-27 78-27 36 0 67 13 92 38s37 58 37 97c0 38-11 70-32 98-27 33-64 50-110 50-37 0-68-10-92-32-24-21-38-49-41-84z">
          <text:p/>
        </draw:path>
        <draw:polygon draw:style-name="gr16" draw:text-style-name="P2" draw:layer="layout" svg:width="0.156cm" svg:height="0.05cm" svg:x="5.001cm" svg:y="4.056cm" svg:viewBox="0 0 157 51" draw:points="0,51 0,0 157,0 157,51">
          <text:p/>
        </draw:polygon>
        <draw:path draw:style-name="gr16" draw:text-style-name="P2" draw:layer="layout" svg:width="0.243cm" svg:height="0.307cm" svg:x="5.213cm" svg:y="3.931cm" svg:viewBox="0 0 244 308" svg:d="M199 301v-44c-24 34-56 51-96 51-18 0-34-4-50-10-15-7-27-16-34-26-8-10-13-23-16-38-2-10-3-26-3-48v-186h51v167c0 27 1 45 3 54 3 13 10 23 21 31 11 7 23 12 38 12s29-4 43-12c13-8 23-18 29-32 5-13 8-33 8-59v-161h51v301z">
          <text:p/>
        </draw:path>
        <draw:path draw:style-name="gr16" draw:text-style-name="P2" draw:layer="layout" svg:width="0.26cm" svg:height="0.422cm" svg:x="5.537cm" svg:y="3.924cm" svg:viewBox="0 0 261 423" svg:d="M0 423v-416h47v39c11-15 23-27 37-34 14-8 30-12 50-12 26 0 48 7 68 20s34 32 44 56 15 51 15 79c0 31-5 59-16 83-11 25-27 44-48 57s-44 20-67 20c-17 0-32-4-46-11-13-7-24-16-33-27v146zM46 159c0 39 8 68 24 86 16 19 35 28 57 28 23 0 42-10 58-29s24-49 24-89c0-38-8-67-23-86-16-19-35-29-57-29s-41 10-58 31c-16 20-25 49-25 88z">
          <text:p/>
        </draw:path>
        <draw:line draw:style-name="gr9" draw:text-style-name="P1" draw:layer="layout" svg:x1="0.776cm" svg:y1="4.85cm" svg:x2="0.863cm" svg:y2="4.85cm">
          <text:p/>
        </draw:line>
        <draw:line draw:style-name="gr9" draw:text-style-name="P1" draw:layer="layout" svg:x1="1.009cm" svg:y1="4.85cm" svg:x2="1.097cm" svg:y2="4.85cm">
          <text:p/>
        </draw:line>
        <draw:line draw:style-name="gr9" draw:text-style-name="P1" draw:layer="layout" svg:x1="1.242cm" svg:y1="4.85cm" svg:x2="1.33cm" svg:y2="4.85cm">
          <text:p/>
        </draw:line>
        <draw:line draw:style-name="gr9" draw:text-style-name="P1" draw:layer="layout" svg:x1="1.475cm" svg:y1="4.85cm" svg:x2="1.563cm" svg:y2="4.85cm">
          <text:p/>
        </draw:line>
        <draw:line draw:style-name="gr9" draw:text-style-name="P1" draw:layer="layout" svg:x1="1.708cm" svg:y1="4.85cm" svg:x2="1.796cm" svg:y2="4.85cm">
          <text:p/>
        </draw:line>
        <draw:path draw:style-name="gr17" draw:text-style-name="P2" draw:layer="layout" svg:width="0.271cm" svg:height="0.424cm" svg:x="2.426cm" svg:y="4.636cm" svg:viewBox="0 0 272 425" svg:d="M0 308l51-7c5 29 14 49 29 62 14 12 32 19 52 19 24 0 44-8 61-25 16-16 25-37 25-61s-8-43-23-58c-16-15-35-23-59-23-9 0-21 2-36 6l6-45c3 0 6 0 8 0 22 0 41-5 59-17 17-11 26-28 26-52 0-19-6-34-19-47-13-12-29-18-49-18s-37 6-50 19c-13 12-22 31-25 56l-51-9c6-34 20-61 42-80s50-28 83-28c22 0 43 5 62 15 19 9 34 23 44 39 10 17 15 35 15 54 0 18-5 34-14 49-10 15-24 27-43 35 25 6 44 18 57 36 14 17 21 40 21 67 0 36-14 67-40 92s-60 38-100 38c-37 0-67-11-91-33s-38-50-41-84z">
          <text:p/>
        </draw:path>
        <draw:polygon draw:style-name="gr17" draw:text-style-name="P2" draw:layer="layout" svg:width="0.342cm" svg:height="0.414cm" svg:x="2.767cm" svg:y="4.638cm" svg:viewBox="0 0 343 415" draw:points="0,415 0,0 55,0 55,206 261,0 336,0 161,168 343,415 271,415 123,205 55,271 55,415">
          <text:p/>
        </draw:polygon>
        <draw:polygon draw:style-name="gr17" draw:text-style-name="P2" draw:layer="layout" svg:width="0.155cm" svg:height="0.051cm" svg:x="3.13cm" svg:y="4.877cm" svg:viewBox="0 0 156 52" draw:points="0,52 0,0 156,0 156,52">
          <text:p/>
        </draw:polygon>
        <draw:path draw:style-name="gr17" draw:text-style-name="P2" draw:layer="layout" svg:width="0.152cm" svg:height="0.416cm" svg:x="3.368cm" svg:y="4.636cm" svg:viewBox="0 0 153 417" svg:d="M153 417h-51v-325c-12 12-28 23-48 35-20 11-38 21-54 27v-50c28-13 53-29 75-48 21-20 36-38 45-56h33z">
          <text:p/>
        </draw:path>
        <draw:path draw:style-name="gr17" draw:text-style-name="P2" draw:layer="layout" svg:width="0.27cm" svg:height="0.423cm" svg:x="3.652cm" svg:y="4.636cm" svg:viewBox="0 0 271 424" svg:d="M0 212c0-49 5-88 15-118s25-53 45-70c20-16 45-24 75-24 22 0 42 5 59 14 17 8 30 21 41 38s20 38 26 62c7 24 10 57 10 98 0 49-5 88-15 118s-25 53-45 70c-20 16-45 24-76 24-40 0-71-14-94-43-28-34-41-91-41-169zM52 212c0 69 8 114 24 137 16 22 36 33 59 33 24 0 43-12 59-34 16-23 24-68 24-136s-8-114-24-136-36-34-59-34c-24 0-43 10-57 30-17 25-26 72-26 140z">
          <text:p/>
        </draw:path>
        <draw:path draw:style-name="gr17" draw:text-style-name="P2" draw:layer="layout" svg:width="0.367cm" svg:height="0.428cm" svg:x="3.979cm" svg:y="4.631cm" svg:viewBox="0 0 368 429" svg:d="M313 277l55 13c-12 46-33 80-62 104-30 24-67 35-110 35-45 0-82-9-110-27s-49-45-64-79c-15-35-22-72-22-112 0-43 9-81 25-113 17-32 40-57 71-73 30-17 64-25 100-25 42 0 77 10 105 31 29 22 49 51 60 90l-54 12c-10-30-24-52-42-66-19-13-42-20-70-20-32 0-58 7-80 23-21 15-36 36-45 61-9 26-13 53-13 80 0 35 4 66 15 93 10 26 27 46 48 59 22 13 46 19 71 19 31 0 57-9 78-26 22-18 36-44 44-79z">
          <text:p/>
        </draw:path>
        <draw:path draw:style-name="gr17" draw:text-style-name="P2" draw:layer="layout" svg:width="0.379cm" svg:height="0.414cm" svg:x="4.372cm" svg:y="4.638cm" svg:viewBox="0 0 380 415" svg:d="M161 415l-161-415h60l108 302c9 24 16 46 22 68 6-23 14-46 22-68l112-302h56l-162 41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ash76" draw:style="rect" draw:dots1="1" draw:dots1-length="0.071cm" draw:distance="0.116cm"/>
    <draw:stroke-dash draw:name="dash78" draw:style="rect" draw:dots1="1" draw:dots1-length="0.071cm" draw:distance="0.1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5T10:32:13.885557966</dc:date>
    <meta:editing-duration>PT4M18S</meta:editing-duration>
    <meta:editing-cycles>2</meta:editing-cycles>
    <meta:generator>LibreOffice/6.4.7.2$Linux_X86_64 LibreOffice_project/40$Build-2</meta:generator>
    <meta:document-statistic meta:object-count="335"/>
  </office:meta>
</office:document-meta>
</file>